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[.$H2:.$Q2])" style:apply-style-name="ConditionalStyle_5f_18" style:base-cell-address="Caculations.A2"/>
    </style:style>
    <style:style style:name="ce3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16" style:base-cell-address="Caculations.A3"/>
    </style:style>
    <style:style style:name="ce4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15" style:base-cell-address="Caculations.A10"/>
    </style:style>
    <style:style style:name="ce5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14" style:base-cell-address="Caculations.A16"/>
    </style:style>
    <style:style style:name="ce6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13" style:base-cell-address="Caculations.A23"/>
    </style:style>
    <style:style style:name="ce7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12" style:base-cell-address="Caculations.A28"/>
    </style:style>
    <style:style style:name="ce8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11" style:base-cell-address="Caculations.A35"/>
    </style:style>
    <style:style style:name="ce9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10" style:base-cell-address="Caculations.A40"/>
    </style:style>
    <style:style style:name="ce10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9" style:base-cell-address="Caculations.A47"/>
    </style:style>
    <style:style style:name="ce11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8" style:base-cell-address="Caculations.A51"/>
    </style:style>
    <style:style style:name="ce12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7" style:base-cell-address="Caculations.A52"/>
    </style:style>
    <style:style style:name="ce13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6" style:base-cell-address="Caculations.A57"/>
    </style:style>
    <style:style style:name="ce14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5" style:base-cell-address="Caculations.A64"/>
    </style:style>
    <style:style style:name="ce15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4" style:base-cell-address="Caculations.A68"/>
    </style:style>
    <style:style style:name="ce16" style:family="table-cell" style:parent-style-name="Default" style:data-style-name="N4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MIN(#REF!)" style:apply-style-name="ConditionalStyle_5f_3" style:base-cell-address="Caculations.A69"/>
    </style:style>
    <style:style style:name="ce1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culations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17"/>
        <table:table-column table:style-name="co1" table:number-columns-repeated="2" table:default-cell-style-name="ce1"/>
        <table:table-column table:style-name="co1" table:default-cell-style-name="ce17"/>
        <table:table-column table:style-name="co1" table:number-columns-repeated="3" table:default-cell-style-name="ce1"/>
        <table:table-column table:style-name="co1" table:default-cell-style-name="ce17"/>
        <table:table-column table:style-name="co1" table:number-columns-repeated="2" table:default-cell-style-name="Default"/>
        <table:table-column table:style-name="co1" table:default-cell-style-name="ce17"/>
        <table:table-row table:style-name="ro1">
          <table:table-cell office:value-type="string" calcext:value-type="string">
            <text:p>Base cost</text:p>
          </table:table-cell>
          <table:table-cell office:value-type="string" calcext:value-type="string">
            <text:p>Dev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for result</text:p>
          </table:table-cell>
          <table:table-cell office:value-type="string" calcext:value-type="string">
            <text:p>Dev u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 as result</text:p>
          </table:table-cell>
          <table:table-cell office:value-type="string" calcext:value-type="string">
            <text:p>Avarage</text:p>
          </table:table-cell>
          <table:table-cell office:value-type="string" calcext:value-type="string">
            <text:p>deviation of base cost</text:p>
          </table:table-cell>
          <table:table-cell/>
          <table:table-cell office:value-type="string" calcext:value-type="string">
            <text:p>Max deviation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table:style-name="ce2" office:value-type="float" office:value="56" calcext:value-type="float">
            <text:p>56.00</text:p>
          </table:table-cell>
          <table:table-cell table:formula="of:=RAND()*[.$L$1]" office:value-type="percentage" office:value="0.088779256943897" calcext:value-type="percentage">
            <text:p>8.88%</text:p>
          </table:table-cell>
          <table:table-cell table:formula="of:=[.A2]*(1-[.B2])" office:value-type="float" office:value="51.0283616111418" calcext:value-type="float">
            <text:p>51.03</text:p>
          </table:table-cell>
          <table:table-cell table:formula="of:=ROUND([.C2];0)" office:value-type="float" office:value="51" calcext:value-type="float">
            <text:p>51.00</text:p>
          </table:table-cell>
          <table:table-cell table:formula="of:=RAND()*[.$L$1]" office:value-type="percentage" office:value="0.032027748166055" calcext:value-type="percentage">
            <text:p>3.20%</text:p>
          </table:table-cell>
          <table:table-cell table:formula="of:=[.A2]*(1+[.E2])" office:value-type="float" office:value="57.7935538972991" calcext:value-type="float">
            <text:p>57.79</text:p>
          </table:table-cell>
          <table:table-cell table:formula="of:=ROUND([.F2];0)" office:value-type="float" office:value="58" calcext:value-type="float">
            <text:p>58.00</text:p>
          </table:table-cell>
          <table:table-cell table:formula="of:=AVERAGE([.A2];[.C2];[.F2])" office:value-type="float" office:value="54.9406385028136" calcext:value-type="float">
            <text:p>54.94</text:p>
          </table:table-cell>
          <table:table-cell table:formula="of:=([.A2]-[.H2])/[.A2]" office:value-type="percentage" office:value="0.0189171695926139" calcext:value-type="percentage">
            <text:p>1.89%</text:p>
          </table:table-cell>
          <table:table-cell table:number-columns-repeated="3"/>
        </table:table-row>
        <table:table-row table:style-name="ro1">
          <table:table-cell table:style-name="ce3" office:value-type="float" office:value="90" calcext:value-type="float">
            <text:p>90.00</text:p>
          </table:table-cell>
          <table:table-cell table:formula="of:=RAND()*[.$L$1]" office:value-type="percentage" office:value="0.146777425496031" calcext:value-type="percentage">
            <text:p>14.68%</text:p>
          </table:table-cell>
          <table:table-cell table:formula="of:=[.A3]*(1-[.B3])" office:value-type="float" office:value="76.7900317053572" calcext:value-type="float">
            <text:p>76.79</text:p>
          </table:table-cell>
          <table:table-cell table:formula="of:=ROUND([.C3];0)" office:value-type="float" office:value="77" calcext:value-type="float">
            <text:p>77.00</text:p>
          </table:table-cell>
          <table:table-cell table:formula="of:=RAND()*[.$L$1]" office:value-type="percentage" office:value="0.152653095158263" calcext:value-type="percentage">
            <text:p>15.27%</text:p>
          </table:table-cell>
          <table:table-cell table:formula="of:=[.A3]*(1+[.E3])" office:value-type="float" office:value="103.738778564244" calcext:value-type="float">
            <text:p>103.74</text:p>
          </table:table-cell>
          <table:table-cell table:formula="of:=ROUND([.F3];0)" office:value-type="float" office:value="104" calcext:value-type="float">
            <text:p>104.00</text:p>
          </table:table-cell>
          <table:table-cell table:formula="of:=AVERAGE([.A3];[.C3];[.F3])" office:value-type="float" office:value="90.176270089867" calcext:value-type="float">
            <text:p>90.18</text:p>
          </table:table-cell>
          <table:table-cell table:formula="of:=([.A3]-[.H3])/[.A3]" office:value-type="percentage" office:value="-0.00195855655407718" calcext:value-type="percentage">
            <text:p>-0.20%</text:p>
          </table:table-cell>
          <table:table-cell table:number-columns-repeated="3"/>
        </table:table-row>
        <table:table-row table:style-name="ro1">
          <table:table-cell table:style-name="ce3" office:value-type="float" office:value="47" calcext:value-type="float">
            <text:p>47.00</text:p>
          </table:table-cell>
          <table:table-cell table:formula="of:=RAND()*[.$L$1]" office:value-type="percentage" office:value="0.11356810488305" calcext:value-type="percentage">
            <text:p>11.36%</text:p>
          </table:table-cell>
          <table:table-cell table:formula="of:=[.A4]*(1-[.B4])" office:value-type="float" office:value="41.6622990704967" calcext:value-type="float">
            <text:p>41.66</text:p>
          </table:table-cell>
          <table:table-cell table:formula="of:=ROUND([.C4];0)" office:value-type="float" office:value="42" calcext:value-type="float">
            <text:p>42.00</text:p>
          </table:table-cell>
          <table:table-cell table:formula="of:=RAND()*[.$L$1]" office:value-type="percentage" office:value="0.0587726863037559" calcext:value-type="percentage">
            <text:p>5.88%</text:p>
          </table:table-cell>
          <table:table-cell table:formula="of:=[.A4]*(1+[.E4])" office:value-type="float" office:value="49.7623162562765" calcext:value-type="float">
            <text:p>49.76</text:p>
          </table:table-cell>
          <table:table-cell table:formula="of:=ROUND([.F4];0)" office:value-type="float" office:value="50" calcext:value-type="float">
            <text:p>50.00</text:p>
          </table:table-cell>
          <table:table-cell table:formula="of:=AVERAGE([.A4];[.C4];[.F4])" office:value-type="float" office:value="46.1415384422577" calcext:value-type="float">
            <text:p>46.14</text:p>
          </table:table-cell>
          <table:table-cell table:formula="of:=([.A4]-[.H4])/[.A4]" office:value-type="percentage" office:value="0.0182651395264312" calcext:value-type="percentage">
            <text:p>1.83%</text:p>
          </table:table-cell>
          <table:table-cell table:number-columns-repeated="3"/>
        </table:table-row>
        <table:table-row table:style-name="ro1">
          <table:table-cell table:style-name="ce3" office:value-type="float" office:value="130" calcext:value-type="float">
            <text:p>130.00</text:p>
          </table:table-cell>
          <table:table-cell table:formula="of:=RAND()*[.$L$1]" office:value-type="percentage" office:value="0.0544031110121309" calcext:value-type="percentage">
            <text:p>5.44%</text:p>
          </table:table-cell>
          <table:table-cell table:formula="of:=[.A5]*(1-[.B5])" office:value-type="float" office:value="122.927595568423" calcext:value-type="float">
            <text:p>122.93</text:p>
          </table:table-cell>
          <table:table-cell table:formula="of:=ROUND([.C5];0)" office:value-type="float" office:value="123" calcext:value-type="float">
            <text:p>123.00</text:p>
          </table:table-cell>
          <table:table-cell table:formula="of:=RAND()*[.$L$1]" office:value-type="percentage" office:value="0.058396663660786" calcext:value-type="percentage">
            <text:p>5.84%</text:p>
          </table:table-cell>
          <table:table-cell table:formula="of:=[.A5]*(1+[.E5])" office:value-type="float" office:value="137.591566275902" calcext:value-type="float">
            <text:p>137.59</text:p>
          </table:table-cell>
          <table:table-cell table:formula="of:=ROUND([.F5];0)" office:value-type="float" office:value="138" calcext:value-type="float">
            <text:p>138.00</text:p>
          </table:table-cell>
          <table:table-cell table:formula="of:=AVERAGE([.A5];[.C5];[.F5])" office:value-type="float" office:value="130.173053948108" calcext:value-type="float">
            <text:p>130.17</text:p>
          </table:table-cell>
          <table:table-cell table:formula="of:=([.A5]-[.H5])/[.A5]" office:value-type="percentage" office:value="-0.00133118421621838" calcext:value-type="percentage">
            <text:p>-0.13%</text:p>
          </table:table-cell>
          <table:table-cell table:number-columns-repeated="3"/>
        </table:table-row>
        <table:table-row table:style-name="ro1">
          <table:table-cell table:style-name="ce3" office:value-type="float" office:value="99" calcext:value-type="float">
            <text:p>99.00</text:p>
          </table:table-cell>
          <table:table-cell table:formula="of:=RAND()*[.$L$1]" office:value-type="percentage" office:value="0.195520772941801" calcext:value-type="percentage">
            <text:p>19.55%</text:p>
          </table:table-cell>
          <table:table-cell table:formula="of:=[.A6]*(1-[.B6])" office:value-type="float" office:value="79.6434434787617" calcext:value-type="float">
            <text:p>79.64</text:p>
          </table:table-cell>
          <table:table-cell table:formula="of:=ROUND([.C6];0)" office:value-type="float" office:value="80" calcext:value-type="float">
            <text:p>80.00</text:p>
          </table:table-cell>
          <table:table-cell table:formula="of:=RAND()*[.$L$1]" office:value-type="percentage" office:value="0.0778768795388331" calcext:value-type="percentage">
            <text:p>7.79%</text:p>
          </table:table-cell>
          <table:table-cell table:formula="of:=[.A6]*(1+[.E6])" office:value-type="float" office:value="106.709811074345" calcext:value-type="float">
            <text:p>106.71</text:p>
          </table:table-cell>
          <table:table-cell table:formula="of:=ROUND([.F6];0)" office:value-type="float" office:value="107" calcext:value-type="float">
            <text:p>107.00</text:p>
          </table:table-cell>
          <table:table-cell table:formula="of:=AVERAGE([.A6];[.C6];[.F6])" office:value-type="float" office:value="95.1177515177021" calcext:value-type="float">
            <text:p>95.12</text:p>
          </table:table-cell>
          <table:table-cell table:formula="of:=([.A6]-[.H6])/[.A6]" office:value-type="percentage" office:value="0.0392146311343225" calcext:value-type="percentage">
            <text:p>3.92%</text:p>
          </table:table-cell>
          <table:table-cell table:number-columns-repeated="3"/>
        </table:table-row>
        <table:table-row table:style-name="ro1">
          <table:table-cell table:style-name="ce3" office:value-type="float" office:value="45" calcext:value-type="float">
            <text:p>45.00</text:p>
          </table:table-cell>
          <table:table-cell table:formula="of:=RAND()*[.$L$1]" office:value-type="percentage" office:value="0.133214688833929" calcext:value-type="percentage">
            <text:p>13.32%</text:p>
          </table:table-cell>
          <table:table-cell table:formula="of:=[.A7]*(1-[.B7])" office:value-type="float" office:value="39.0053390024732" calcext:value-type="float">
            <text:p>39.01</text:p>
          </table:table-cell>
          <table:table-cell table:formula="of:=ROUND([.C7];0)" office:value-type="float" office:value="39" calcext:value-type="float">
            <text:p>39.00</text:p>
          </table:table-cell>
          <table:table-cell table:formula="of:=RAND()*[.$L$1]" office:value-type="percentage" office:value="0.102602845646358" calcext:value-type="percentage">
            <text:p>10.26%</text:p>
          </table:table-cell>
          <table:table-cell table:formula="of:=[.A7]*(1+[.E7])" office:value-type="float" office:value="49.6171280540861" calcext:value-type="float">
            <text:p>49.62</text:p>
          </table:table-cell>
          <table:table-cell table:formula="of:=ROUND([.F7];0)" office:value-type="float" office:value="50" calcext:value-type="float">
            <text:p>50.00</text:p>
          </table:table-cell>
          <table:table-cell table:formula="of:=AVERAGE([.A7];[.C7];[.F7])" office:value-type="float" office:value="44.5408223521864" calcext:value-type="float">
            <text:p>44.54</text:p>
          </table:table-cell>
          <table:table-cell table:formula="of:=([.A7]-[.H7])/[.A7]" office:value-type="percentage" office:value="0.0102039477291901" calcext:value-type="percentage">
            <text:p>1.02%</text:p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.00</text:p>
          </table:table-cell>
          <table:table-cell table:formula="of:=RAND()*[.$L$1]" office:value-type="percentage" office:value="0.0220680394258446" calcext:value-type="percentage">
            <text:p>2.21%</text:p>
          </table:table-cell>
          <table:table-cell table:formula="of:=[.A8]*(1-[.B8])" office:value-type="float" office:value="14.6689794086123" calcext:value-type="float">
            <text:p>14.67</text:p>
          </table:table-cell>
          <table:table-cell table:formula="of:=ROUND([.C8];0)" office:value-type="float" office:value="15" calcext:value-type="float">
            <text:p>15.00</text:p>
          </table:table-cell>
          <table:table-cell table:formula="of:=RAND()*[.$L$1]" office:value-type="percentage" office:value="0.0731830233289944" calcext:value-type="percentage">
            <text:p>7.32%</text:p>
          </table:table-cell>
          <table:table-cell table:formula="of:=[.A8]*(1+[.E8])" office:value-type="float" office:value="16.0977453499349" calcext:value-type="float">
            <text:p>16.10</text:p>
          </table:table-cell>
          <table:table-cell table:formula="of:=ROUND([.F8];0)" office:value-type="float" office:value="16" calcext:value-type="float">
            <text:p>16.00</text:p>
          </table:table-cell>
          <table:table-cell table:formula="of:=AVERAGE([.A8];[.C8];[.F8])" office:value-type="float" office:value="15.2555749195157" calcext:value-type="float">
            <text:p>15.26</text:p>
          </table:table-cell>
          <table:table-cell table:formula="of:=([.A8]-[.H8])/[.A8]" office:value-type="percentage" office:value="-0.0170383279677164" calcext:value-type="percentage">
            <text:p>-1.70%</text:p>
          </table:table-cell>
          <table:table-cell table:number-columns-repeated="3"/>
        </table:table-row>
        <table:table-row table:style-name="ro1">
          <table:table-cell table:style-name="ce3" office:value-type="float" office:value="25" calcext:value-type="float">
            <text:p>25.00</text:p>
          </table:table-cell>
          <table:table-cell table:formula="of:=RAND()*[.$L$1]" office:value-type="percentage" office:value="0.113909038251225" calcext:value-type="percentage">
            <text:p>11.39%</text:p>
          </table:table-cell>
          <table:table-cell table:formula="of:=[.A9]*(1-[.B9])" office:value-type="float" office:value="22.1522740437194" calcext:value-type="float">
            <text:p>22.15</text:p>
          </table:table-cell>
          <table:table-cell table:formula="of:=ROUND([.C9];0)" office:value-type="float" office:value="22" calcext:value-type="float">
            <text:p>22.00</text:p>
          </table:table-cell>
          <table:table-cell table:formula="of:=RAND()*[.$L$1]" office:value-type="percentage" office:value="0.150029406226442" calcext:value-type="percentage">
            <text:p>15.00%</text:p>
          </table:table-cell>
          <table:table-cell table:formula="of:=[.A9]*(1+[.E9])" office:value-type="float" office:value="28.750735155661" calcext:value-type="float">
            <text:p>28.75</text:p>
          </table:table-cell>
          <table:table-cell table:formula="of:=ROUND([.F9];0)" office:value-type="float" office:value="29" calcext:value-type="float">
            <text:p>29.00</text:p>
          </table:table-cell>
          <table:table-cell table:formula="of:=AVERAGE([.A9];[.C9];[.F9])" office:value-type="float" office:value="25.3010030664601" calcext:value-type="float">
            <text:p>25.30</text:p>
          </table:table-cell>
          <table:table-cell table:formula="of:=([.A9]-[.H9])/[.A9]" office:value-type="percentage" office:value="-0.0120401226584056" calcext:value-type="percentage">
            <text:p>-1.20%</text:p>
          </table:table-cell>
          <table:table-cell table:number-columns-repeated="3"/>
        </table:table-row>
        <table:table-row table:style-name="ro1">
          <table:table-cell table:style-name="ce4" office:value-type="float" office:value="57" calcext:value-type="float">
            <text:p>57.00</text:p>
          </table:table-cell>
          <table:table-cell table:formula="of:=RAND()*[.$L$1]" office:value-type="percentage" office:value="0.190775899474663" calcext:value-type="percentage">
            <text:p>19.08%</text:p>
          </table:table-cell>
          <table:table-cell table:formula="of:=[.A10]*(1-[.B10])" office:value-type="float" office:value="46.1257737299442" calcext:value-type="float">
            <text:p>46.13</text:p>
          </table:table-cell>
          <table:table-cell table:formula="of:=ROUND([.C10];0)" office:value-type="float" office:value="46" calcext:value-type="float">
            <text:p>46.00</text:p>
          </table:table-cell>
          <table:table-cell table:formula="of:=RAND()*[.$L$1]" office:value-type="percentage" office:value="0.0547183137508147" calcext:value-type="percentage">
            <text:p>5.47%</text:p>
          </table:table-cell>
          <table:table-cell table:formula="of:=[.A10]*(1+[.E10])" office:value-type="float" office:value="60.1189438837964" calcext:value-type="float">
            <text:p>60.12</text:p>
          </table:table-cell>
          <table:table-cell table:formula="of:=ROUND([.F10];0)" office:value-type="float" office:value="60" calcext:value-type="float">
            <text:p>60.00</text:p>
          </table:table-cell>
          <table:table-cell table:formula="of:=AVERAGE([.A10];[.C10];[.F10])" office:value-type="float" office:value="54.4149058712469" calcext:value-type="float">
            <text:p>54.41</text:p>
          </table:table-cell>
          <table:table-cell table:formula="of:=([.A10]-[.H10])/[.A10]" office:value-type="percentage" office:value="0.0453525285746159" calcext:value-type="percentage">
            <text:p>4.54%</text:p>
          </table:table-cell>
          <table:table-cell table:number-columns-repeated="3"/>
        </table:table-row>
        <table:table-row table:style-name="ro1">
          <table:table-cell table:style-name="ce4" office:value-type="float" office:value="91" calcext:value-type="float">
            <text:p>91.00</text:p>
          </table:table-cell>
          <table:table-cell table:formula="of:=RAND()*[.$L$1]" office:value-type="percentage" office:value="0.180569064529184" calcext:value-type="percentage">
            <text:p>18.06%</text:p>
          </table:table-cell>
          <table:table-cell table:formula="of:=[.A11]*(1-[.B11])" office:value-type="float" office:value="74.5682151278443" calcext:value-type="float">
            <text:p>74.57</text:p>
          </table:table-cell>
          <table:table-cell table:formula="of:=ROUND([.C11];0)" office:value-type="float" office:value="75" calcext:value-type="float">
            <text:p>75.00</text:p>
          </table:table-cell>
          <table:table-cell table:formula="of:=RAND()*[.$L$1]" office:value-type="percentage" office:value="0.0514401999521195" calcext:value-type="percentage">
            <text:p>5.14%</text:p>
          </table:table-cell>
          <table:table-cell table:formula="of:=[.A11]*(1+[.E11])" office:value-type="float" office:value="95.6810581956429" calcext:value-type="float">
            <text:p>95.68</text:p>
          </table:table-cell>
          <table:table-cell table:formula="of:=ROUND([.F11];0)" office:value-type="float" office:value="96" calcext:value-type="float">
            <text:p>96.00</text:p>
          </table:table-cell>
          <table:table-cell table:formula="of:=AVERAGE([.A11];[.C11];[.F11])" office:value-type="float" office:value="87.083091107829" calcext:value-type="float">
            <text:p>87.08</text:p>
          </table:table-cell>
          <table:table-cell table:formula="of:=([.A11]-[.H11])/[.A11]" office:value-type="percentage" office:value="0.0430429548590214" calcext:value-type="percentage">
            <text:p>4.30%</text:p>
          </table:table-cell>
          <table:table-cell table:number-columns-repeated="3"/>
        </table:table-row>
        <table:table-row table:style-name="ro1">
          <table:table-cell table:style-name="ce4" office:value-type="float" office:value="317" calcext:value-type="float">
            <text:p>317.00</text:p>
          </table:table-cell>
          <table:table-cell table:formula="of:=RAND()*[.$L$1]" office:value-type="percentage" office:value="0.0763132887688654" calcext:value-type="percentage">
            <text:p>7.63%</text:p>
          </table:table-cell>
          <table:table-cell table:formula="of:=[.A12]*(1-[.B12])" office:value-type="float" office:value="292.80868746027" calcext:value-type="float">
            <text:p>292.81</text:p>
          </table:table-cell>
          <table:table-cell table:formula="of:=ROUND([.C12];0)" office:value-type="float" office:value="293" calcext:value-type="float">
            <text:p>293.00</text:p>
          </table:table-cell>
          <table:table-cell table:formula="of:=RAND()*[.$L$1]" office:value-type="percentage" office:value="0.151437628974737" calcext:value-type="percentage">
            <text:p>15.14%</text:p>
          </table:table-cell>
          <table:table-cell table:formula="of:=[.A12]*(1+[.E12])" office:value-type="float" office:value="365.005728384992" calcext:value-type="float">
            <text:p>365.01</text:p>
          </table:table-cell>
          <table:table-cell table:formula="of:=ROUND([.F12];0)" office:value-type="float" office:value="365" calcext:value-type="float">
            <text:p>365.00</text:p>
          </table:table-cell>
          <table:table-cell table:formula="of:=AVERAGE([.A12];[.C12];[.F12])" office:value-type="float" office:value="324.938138615087" calcext:value-type="float">
            <text:p>324.94</text:p>
          </table:table-cell>
          <table:table-cell table:formula="of:=([.A12]-[.H12])/[.A12]" office:value-type="percentage" office:value="-0.0250414467352905" calcext:value-type="percentage">
            <text:p>-2.50%</text:p>
          </table:table-cell>
          <table:table-cell table:number-columns-repeated="3"/>
        </table:table-row>
        <table:table-row table:style-name="ro1">
          <table:table-cell table:style-name="ce4" office:value-type="float" office:value="56" calcext:value-type="float">
            <text:p>56.00</text:p>
          </table:table-cell>
          <table:table-cell table:formula="of:=RAND()*[.$L$1]" office:value-type="percentage" office:value="0.149122458996282" calcext:value-type="percentage">
            <text:p>14.91%</text:p>
          </table:table-cell>
          <table:table-cell table:formula="of:=[.A13]*(1-[.B13])" office:value-type="float" office:value="47.6491422962082" calcext:value-type="float">
            <text:p>47.65</text:p>
          </table:table-cell>
          <table:table-cell table:formula="of:=ROUND([.C13];0)" office:value-type="float" office:value="48" calcext:value-type="float">
            <text:p>48.00</text:p>
          </table:table-cell>
          <table:table-cell table:formula="of:=RAND()*[.$L$1]" office:value-type="percentage" office:value="0.043859174428598" calcext:value-type="percentage">
            <text:p>4.39%</text:p>
          </table:table-cell>
          <table:table-cell table:formula="of:=[.A13]*(1+[.E13])" office:value-type="float" office:value="58.4561137680015" calcext:value-type="float">
            <text:p>58.46</text:p>
          </table:table-cell>
          <table:table-cell table:formula="of:=ROUND([.F13];0)" office:value-type="float" office:value="58" calcext:value-type="float">
            <text:p>58.00</text:p>
          </table:table-cell>
          <table:table-cell table:formula="of:=AVERAGE([.A13];[.C13];[.F13])" office:value-type="float" office:value="54.0350853547366" calcext:value-type="float">
            <text:p>54.04</text:p>
          </table:table-cell>
          <table:table-cell table:formula="of:=([.A13]-[.H13])/[.A13]" office:value-type="percentage" office:value="0.0350877615225613" calcext:value-type="percentage">
            <text:p>3.51%</text:p>
          </table:table-cell>
          <table:table-cell table:number-columns-repeated="3"/>
        </table:table-row>
        <table:table-row table:style-name="ro1">
          <table:table-cell table:style-name="ce4" office:value-type="float" office:value="71" calcext:value-type="float">
            <text:p>71.00</text:p>
          </table:table-cell>
          <table:table-cell table:formula="of:=RAND()*[.$L$1]" office:value-type="percentage" office:value="0.0515969468888761" calcext:value-type="percentage">
            <text:p>5.16%</text:p>
          </table:table-cell>
          <table:table-cell table:formula="of:=[.A14]*(1-[.B14])" office:value-type="float" office:value="67.3366167708898" calcext:value-type="float">
            <text:p>67.34</text:p>
          </table:table-cell>
          <table:table-cell table:formula="of:=ROUND([.C14];0)" office:value-type="float" office:value="67" calcext:value-type="float">
            <text:p>67.00</text:p>
          </table:table-cell>
          <table:table-cell table:formula="of:=RAND()*[.$L$1]" office:value-type="percentage" office:value="0.0785450898683261" calcext:value-type="percentage">
            <text:p>7.85%</text:p>
          </table:table-cell>
          <table:table-cell table:formula="of:=[.A14]*(1+[.E14])" office:value-type="float" office:value="76.5767013806512" calcext:value-type="float">
            <text:p>76.58</text:p>
          </table:table-cell>
          <table:table-cell table:formula="of:=ROUND([.F14];0)" office:value-type="float" office:value="77" calcext:value-type="float">
            <text:p>77.00</text:p>
          </table:table-cell>
          <table:table-cell table:formula="of:=AVERAGE([.A14];[.C14];[.F14])" office:value-type="float" office:value="71.6377727171803" calcext:value-type="float">
            <text:p>71.64</text:p>
          </table:table-cell>
          <table:table-cell table:formula="of:=([.A14]-[.H14])/[.A14]" office:value-type="percentage" office:value="-0.00898271432648346" calcext:value-type="percentage">
            <text:p>-0.90%</text:p>
          </table:table-cell>
          <table:table-cell table:number-columns-repeated="3"/>
        </table:table-row>
        <table:table-row table:style-name="ro1">
          <table:table-cell table:style-name="ce4" office:value-type="float" office:value="53" calcext:value-type="float">
            <text:p>53.00</text:p>
          </table:table-cell>
          <table:table-cell table:formula="of:=RAND()*[.$L$1]" office:value-type="percentage" office:value="0.160522135323071" calcext:value-type="percentage">
            <text:p>16.05%</text:p>
          </table:table-cell>
          <table:table-cell table:formula="of:=[.A15]*(1-[.B15])" office:value-type="float" office:value="44.4923268278772" calcext:value-type="float">
            <text:p>44.49</text:p>
          </table:table-cell>
          <table:table-cell table:formula="of:=ROUND([.C15];0)" office:value-type="float" office:value="44" calcext:value-type="float">
            <text:p>44.00</text:p>
          </table:table-cell>
          <table:table-cell table:formula="of:=RAND()*[.$L$1]" office:value-type="percentage" office:value="0.0756790185620934" calcext:value-type="percentage">
            <text:p>7.57%</text:p>
          </table:table-cell>
          <table:table-cell table:formula="of:=[.A15]*(1+[.E15])" office:value-type="float" office:value="57.010987983791" calcext:value-type="float">
            <text:p>57.01</text:p>
          </table:table-cell>
          <table:table-cell table:formula="of:=ROUND([.F15];0)" office:value-type="float" office:value="57" calcext:value-type="float">
            <text:p>57.00</text:p>
          </table:table-cell>
          <table:table-cell table:formula="of:=AVERAGE([.A15];[.C15];[.F15])" office:value-type="float" office:value="51.5011049372227" calcext:value-type="float">
            <text:p>51.50</text:p>
          </table:table-cell>
          <table:table-cell table:formula="of:=([.A15]-[.H15])/[.A15]" office:value-type="percentage" office:value="0.028281038920326" calcext:value-type="percentage">
            <text:p>2.83%</text:p>
          </table:table-cell>
          <table:table-cell table:number-columns-repeated="3"/>
        </table:table-row>
        <table:table-row table:style-name="ro1">
          <table:table-cell table:style-name="ce5" office:value-type="float" office:value="23" calcext:value-type="float">
            <text:p>23.00</text:p>
          </table:table-cell>
          <table:table-cell table:formula="of:=RAND()*[.$L$1]" office:value-type="percentage" office:value="0.0283892897597816" calcext:value-type="percentage">
            <text:p>2.84%</text:p>
          </table:table-cell>
          <table:table-cell table:formula="of:=[.A16]*(1-[.B16])" office:value-type="float" office:value="22.347046335525" calcext:value-type="float">
            <text:p>22.35</text:p>
          </table:table-cell>
          <table:table-cell table:formula="of:=ROUND([.C16];0)" office:value-type="float" office:value="22" calcext:value-type="float">
            <text:p>22.00</text:p>
          </table:table-cell>
          <table:table-cell table:formula="of:=RAND()*[.$L$1]" office:value-type="percentage" office:value="0.0175538924610477" calcext:value-type="percentage">
            <text:p>1.76%</text:p>
          </table:table-cell>
          <table:table-cell table:formula="of:=[.A16]*(1+[.E16])" office:value-type="float" office:value="23.4037395266041" calcext:value-type="float">
            <text:p>23.40</text:p>
          </table:table-cell>
          <table:table-cell table:formula="of:=ROUND([.F16];0)" office:value-type="float" office:value="23" calcext:value-type="float">
            <text:p>23.00</text:p>
          </table:table-cell>
          <table:table-cell table:formula="of:=AVERAGE([.A16];[.C16];[.F16])" office:value-type="float" office:value="22.9169286207097" calcext:value-type="float">
            <text:p>22.92</text:p>
          </table:table-cell>
          <table:table-cell table:formula="of:=([.A16]-[.H16])/[.A16]" office:value-type="percentage" office:value="0.00361179909957791" calcext:value-type="percentage">
            <text:p>0.36%</text:p>
          </table:table-cell>
          <table:table-cell table:number-columns-repeated="3"/>
        </table:table-row>
        <table:table-row table:style-name="ro1">
          <table:table-cell table:style-name="ce5" office:value-type="float" office:value="117" calcext:value-type="float">
            <text:p>117.00</text:p>
          </table:table-cell>
          <table:table-cell table:formula="of:=RAND()*[.$L$1]" office:value-type="percentage" office:value="0.146599033083094" calcext:value-type="percentage">
            <text:p>14.66%</text:p>
          </table:table-cell>
          <table:table-cell table:formula="of:=[.A17]*(1-[.B17])" office:value-type="float" office:value="99.847913129278" calcext:value-type="float">
            <text:p>99.85</text:p>
          </table:table-cell>
          <table:table-cell table:formula="of:=ROUND([.C17];0)" office:value-type="float" office:value="100" calcext:value-type="float">
            <text:p>100.00</text:p>
          </table:table-cell>
          <table:table-cell table:formula="of:=RAND()*[.$L$1]" office:value-type="percentage" office:value="0.164421429095841" calcext:value-type="percentage">
            <text:p>16.44%</text:p>
          </table:table-cell>
          <table:table-cell table:formula="of:=[.A17]*(1+[.E17])" office:value-type="float" office:value="136.237307204213" calcext:value-type="float">
            <text:p>136.24</text:p>
          </table:table-cell>
          <table:table-cell table:formula="of:=ROUND([.F17];0)" office:value-type="float" office:value="136" calcext:value-type="float">
            <text:p>136.00</text:p>
          </table:table-cell>
          <table:table-cell table:formula="of:=AVERAGE([.A17];[.C17];[.F17])" office:value-type="float" office:value="117.695073444497" calcext:value-type="float">
            <text:p>117.70</text:p>
          </table:table-cell>
          <table:table-cell table:formula="of:=([.A17]-[.H17])/[.A17]" office:value-type="percentage" office:value="-0.00594079867091585" calcext:value-type="percentage">
            <text:p>-0.59%</text:p>
          </table:table-cell>
          <table:table-cell table:number-columns-repeated="3"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formula="of:=RAND()*[.$L$1]" office:value-type="percentage" office:value="0.0689866755399512" calcext:value-type="percentage">
            <text:p>6.90%</text:p>
          </table:table-cell>
          <table:table-cell table:formula="of:=[.A18]*(1-[.B18])" office:value-type="float" office:value="93.1013324460049" calcext:value-type="float">
            <text:p>93.10</text:p>
          </table:table-cell>
          <table:table-cell table:formula="of:=ROUND([.C18];0)" office:value-type="float" office:value="93" calcext:value-type="float">
            <text:p>93.00</text:p>
          </table:table-cell>
          <table:table-cell table:formula="of:=RAND()*[.$L$1]" office:value-type="percentage" office:value="0.00953604388816191" calcext:value-type="percentage">
            <text:p>0.95%</text:p>
          </table:table-cell>
          <table:table-cell table:formula="of:=[.A18]*(1+[.E18])" office:value-type="float" office:value="100.953604388816" calcext:value-type="float">
            <text:p>100.95</text:p>
          </table:table-cell>
          <table:table-cell table:formula="of:=ROUND([.F18];0)" office:value-type="float" office:value="101" calcext:value-type="float">
            <text:p>101.00</text:p>
          </table:table-cell>
          <table:table-cell table:formula="of:=AVERAGE([.A18];[.C18];[.F18])" office:value-type="float" office:value="98.0183122782737" calcext:value-type="float">
            <text:p>98.02</text:p>
          </table:table-cell>
          <table:table-cell table:formula="of:=([.A18]-[.H18])/[.A18]" office:value-type="percentage" office:value="0.019816877217263" calcext:value-type="percentage">
            <text:p>1.98%</text:p>
          </table:table-cell>
          <table:table-cell table:number-columns-repeated="3"/>
        </table:table-row>
        <table:table-row table:style-name="ro1">
          <table:table-cell table:style-name="ce5" office:value-type="float" office:value="36" calcext:value-type="float">
            <text:p>36.00</text:p>
          </table:table-cell>
          <table:table-cell table:formula="of:=RAND()*[.$L$1]" office:value-type="percentage" office:value="0.020529463481788" calcext:value-type="percentage">
            <text:p>2.05%</text:p>
          </table:table-cell>
          <table:table-cell table:formula="of:=[.A19]*(1-[.B19])" office:value-type="float" office:value="35.2609393146556" calcext:value-type="float">
            <text:p>35.26</text:p>
          </table:table-cell>
          <table:table-cell table:formula="of:=ROUND([.C19];0)" office:value-type="float" office:value="35" calcext:value-type="float">
            <text:p>35.00</text:p>
          </table:table-cell>
          <table:table-cell table:formula="of:=RAND()*[.$L$1]" office:value-type="percentage" office:value="0.123677776784542" calcext:value-type="percentage">
            <text:p>12.37%</text:p>
          </table:table-cell>
          <table:table-cell table:formula="of:=[.A19]*(1+[.E19])" office:value-type="float" office:value="40.4523999642435" calcext:value-type="float">
            <text:p>40.45</text:p>
          </table:table-cell>
          <table:table-cell table:formula="of:=ROUND([.F19];0)" office:value-type="float" office:value="40" calcext:value-type="float">
            <text:p>40.00</text:p>
          </table:table-cell>
          <table:table-cell table:formula="of:=AVERAGE([.A19];[.C19];[.F19])" office:value-type="float" office:value="37.237779759633" calcext:value-type="float">
            <text:p>37.24</text:p>
          </table:table-cell>
          <table:table-cell table:formula="of:=([.A19]-[.H19])/[.A19]" office:value-type="percentage" office:value="-0.0343827711009178" calcext:value-type="percentage">
            <text:p>-3.44%</text:p>
          </table:table-cell>
          <table:table-cell table:number-columns-repeated="3"/>
        </table:table-row>
        <table:table-row table:style-name="ro1">
          <table:table-cell table:style-name="ce5" office:value-type="float" office:value="62" calcext:value-type="float">
            <text:p>62.00</text:p>
          </table:table-cell>
          <table:table-cell table:formula="of:=RAND()*[.$L$1]" office:value-type="percentage" office:value="0.149987678409873" calcext:value-type="percentage">
            <text:p>15.00%</text:p>
          </table:table-cell>
          <table:table-cell table:formula="of:=[.A20]*(1-[.B20])" office:value-type="float" office:value="52.7007639385879" calcext:value-type="float">
            <text:p>52.70</text:p>
          </table:table-cell>
          <table:table-cell table:formula="of:=ROUND([.C20];0)" office:value-type="float" office:value="53" calcext:value-type="float">
            <text:p>53.00</text:p>
          </table:table-cell>
          <table:table-cell table:formula="of:=RAND()*[.$L$1]" office:value-type="percentage" office:value="0.0443438669377844" calcext:value-type="percentage">
            <text:p>4.43%</text:p>
          </table:table-cell>
          <table:table-cell table:formula="of:=[.A20]*(1+[.E20])" office:value-type="float" office:value="64.7493197501426" calcext:value-type="float">
            <text:p>64.75</text:p>
          </table:table-cell>
          <table:table-cell table:formula="of:=ROUND([.F20];0)" office:value-type="float" office:value="65" calcext:value-type="float">
            <text:p>65.00</text:p>
          </table:table-cell>
          <table:table-cell table:formula="of:=AVERAGE([.A20];[.C20];[.F20])" office:value-type="float" office:value="59.8166945629102" calcext:value-type="float">
            <text:p>59.82</text:p>
          </table:table-cell>
          <table:table-cell table:formula="of:=([.A20]-[.H20])/[.A20]" office:value-type="percentage" office:value="0.0352146038240297" calcext:value-type="percentage">
            <text:p>3.52%</text:p>
          </table:table-cell>
          <table:table-cell table:number-columns-repeated="3"/>
        </table:table-row>
        <table:table-row table:style-name="ro1">
          <table:table-cell table:style-name="ce5" office:value-type="float" office:value="113" calcext:value-type="float">
            <text:p>113.00</text:p>
          </table:table-cell>
          <table:table-cell table:formula="of:=RAND()*[.$L$1]" office:value-type="percentage" office:value="0.148354240190914" calcext:value-type="percentage">
            <text:p>14.84%</text:p>
          </table:table-cell>
          <table:table-cell table:formula="of:=[.A21]*(1-[.B21])" office:value-type="float" office:value="96.2359708584267" calcext:value-type="float">
            <text:p>96.24</text:p>
          </table:table-cell>
          <table:table-cell table:formula="of:=ROUND([.C21];0)" office:value-type="float" office:value="96" calcext:value-type="float">
            <text:p>96.00</text:p>
          </table:table-cell>
          <table:table-cell table:formula="of:=RAND()*[.$L$1]" office:value-type="percentage" office:value="0.0775956234547797" calcext:value-type="percentage">
            <text:p>7.76%</text:p>
          </table:table-cell>
          <table:table-cell table:formula="of:=[.A21]*(1+[.E21])" office:value-type="float" office:value="121.76830545039" calcext:value-type="float">
            <text:p>121.77</text:p>
          </table:table-cell>
          <table:table-cell table:formula="of:=ROUND([.F21];0)" office:value-type="float" office:value="122" calcext:value-type="float">
            <text:p>122.00</text:p>
          </table:table-cell>
          <table:table-cell table:formula="of:=AVERAGE([.A21];[.C21];[.F21])" office:value-type="float" office:value="110.334758769606" calcext:value-type="float">
            <text:p>110.33</text:p>
          </table:table-cell>
          <table:table-cell table:formula="of:=([.A21]-[.H21])/[.A21]" office:value-type="percentage" office:value="0.0235862055787116" calcext:value-type="percentage">
            <text:p>2.36%</text:p>
          </table:table-cell>
          <table:table-cell table:number-columns-repeated="3"/>
        </table:table-row>
        <table:table-row table:style-name="ro1">
          <table:table-cell table:style-name="ce5" office:value-type="float" office:value="34" calcext:value-type="float">
            <text:p>34.00</text:p>
          </table:table-cell>
          <table:table-cell table:formula="of:=RAND()*[.$L$1]" office:value-type="percentage" office:value="0.125379889366153" calcext:value-type="percentage">
            <text:p>12.54%</text:p>
          </table:table-cell>
          <table:table-cell table:formula="of:=[.A22]*(1-[.B22])" office:value-type="float" office:value="29.7370837615508" calcext:value-type="float">
            <text:p>29.74</text:p>
          </table:table-cell>
          <table:table-cell table:formula="of:=ROUND([.C22];0)" office:value-type="float" office:value="30" calcext:value-type="float">
            <text:p>30.00</text:p>
          </table:table-cell>
          <table:table-cell table:formula="of:=RAND()*[.$L$1]" office:value-type="percentage" office:value="0.126186261075827" calcext:value-type="percentage">
            <text:p>12.62%</text:p>
          </table:table-cell>
          <table:table-cell table:formula="of:=[.A22]*(1+[.E22])" office:value-type="float" office:value="38.2903328765781" calcext:value-type="float">
            <text:p>38.29</text:p>
          </table:table-cell>
          <table:table-cell table:formula="of:=ROUND([.F22];0)" office:value-type="float" office:value="38" calcext:value-type="float">
            <text:p>38.00</text:p>
          </table:table-cell>
          <table:table-cell table:formula="of:=AVERAGE([.A22];[.C22];[.F22])" office:value-type="float" office:value="34.0091388793763" calcext:value-type="float">
            <text:p>34.01</text:p>
          </table:table-cell>
          <table:table-cell table:formula="of:=([.A22]-[.H22])/[.A22]" office:value-type="percentage" office:value="-0.000268790569891434" calcext:value-type="percentage">
            <text:p>-0.03%</text:p>
          </table:table-cell>
          <table:table-cell table:number-columns-repeated="3"/>
        </table:table-row>
        <table:table-row table:style-name="ro1">
          <table:table-cell table:style-name="ce6" office:value-type="float" office:value="40" calcext:value-type="float">
            <text:p>40.00</text:p>
          </table:table-cell>
          <table:table-cell table:formula="of:=RAND()*[.$L$1]" office:value-type="percentage" office:value="0.0657253659957161" calcext:value-type="percentage">
            <text:p>6.57%</text:p>
          </table:table-cell>
          <table:table-cell table:formula="of:=[.A23]*(1-[.B23])" office:value-type="float" office:value="37.3709853601714" calcext:value-type="float">
            <text:p>37.37</text:p>
          </table:table-cell>
          <table:table-cell table:formula="of:=ROUND([.C23];0)" office:value-type="float" office:value="37" calcext:value-type="float">
            <text:p>37.00</text:p>
          </table:table-cell>
          <table:table-cell table:formula="of:=RAND()*[.$L$1]" office:value-type="percentage" office:value="0.186177330353004" calcext:value-type="percentage">
            <text:p>18.62%</text:p>
          </table:table-cell>
          <table:table-cell table:formula="of:=[.A23]*(1+[.E23])" office:value-type="float" office:value="47.4470932141201" calcext:value-type="float">
            <text:p>47.45</text:p>
          </table:table-cell>
          <table:table-cell table:formula="of:=ROUND([.F23];0)" office:value-type="float" office:value="47" calcext:value-type="float">
            <text:p>47.00</text:p>
          </table:table-cell>
          <table:table-cell table:formula="of:=AVERAGE([.A23];[.C23];[.F23])" office:value-type="float" office:value="41.6060261914305" calcext:value-type="float">
            <text:p>41.61</text:p>
          </table:table-cell>
          <table:table-cell table:formula="of:=([.A23]-[.H23])/[.A23]" office:value-type="percentage" office:value="-0.0401506547857624" calcext:value-type="percentage">
            <text:p>-4.02%</text:p>
          </table:table-cell>
          <table:table-cell table:number-columns-repeated="3"/>
        </table:table-row>
        <table:table-row table:style-name="ro1">
          <table:table-cell table:style-name="ce6" office:value-type="float" office:value="1500" calcext:value-type="float">
            <text:p>1,500.00</text:p>
          </table:table-cell>
          <table:table-cell table:formula="of:=RAND()*[.$L$1]" office:value-type="percentage" office:value="0.0636869257160806" calcext:value-type="percentage">
            <text:p>6.37%</text:p>
          </table:table-cell>
          <table:table-cell table:formula="of:=[.A24]*(1-[.B24])" office:value-type="float" office:value="1404.46961142588" calcext:value-type="float">
            <text:p>1,404.47</text:p>
          </table:table-cell>
          <table:table-cell table:formula="of:=ROUND([.C24];0)" office:value-type="float" office:value="1404" calcext:value-type="float">
            <text:p>1,404.00</text:p>
          </table:table-cell>
          <table:table-cell table:formula="of:=RAND()*[.$L$1]" office:value-type="percentage" office:value="0.0889244238648694" calcext:value-type="percentage">
            <text:p>8.89%</text:p>
          </table:table-cell>
          <table:table-cell table:formula="of:=[.A24]*(1+[.E24])" office:value-type="float" office:value="1633.3866357973" calcext:value-type="float">
            <text:p>1,633.39</text:p>
          </table:table-cell>
          <table:table-cell table:formula="of:=ROUND([.F24];0)" office:value-type="float" office:value="1633" calcext:value-type="float">
            <text:p>1,633.00</text:p>
          </table:table-cell>
          <table:table-cell table:formula="of:=AVERAGE([.A24];[.C24];[.F24])" office:value-type="float" office:value="1512.61874907439" calcext:value-type="float">
            <text:p>1,512.62</text:p>
          </table:table-cell>
          <table:table-cell table:formula="of:=([.A24]-[.H24])/[.A24]" office:value-type="percentage" office:value="-0.00841249938292958" calcext:value-type="percentage">
            <text:p>-0.84%</text:p>
          </table:table-cell>
          <table:table-cell table:number-columns-repeated="3"/>
        </table:table-row>
        <table:table-row table:style-name="ro1">
          <table:table-cell table:style-name="ce6" office:value-type="float" office:value="39" calcext:value-type="float">
            <text:p>39.00</text:p>
          </table:table-cell>
          <table:table-cell table:formula="of:=RAND()*[.$L$1]" office:value-type="percentage" office:value="0.00882106038388826" calcext:value-type="percentage">
            <text:p>0.88%</text:p>
          </table:table-cell>
          <table:table-cell table:formula="of:=[.A25]*(1-[.B25])" office:value-type="float" office:value="38.6559786450284" calcext:value-type="float">
            <text:p>38.66</text:p>
          </table:table-cell>
          <table:table-cell table:formula="of:=ROUND([.C25];0)" office:value-type="float" office:value="39" calcext:value-type="float">
            <text:p>39.00</text:p>
          </table:table-cell>
          <table:table-cell table:formula="of:=RAND()*[.$L$1]" office:value-type="percentage" office:value="0.0574464530486557" calcext:value-type="percentage">
            <text:p>5.74%</text:p>
          </table:table-cell>
          <table:table-cell table:formula="of:=[.A25]*(1+[.E25])" office:value-type="float" office:value="41.2404116688976" calcext:value-type="float">
            <text:p>41.24</text:p>
          </table:table-cell>
          <table:table-cell table:formula="of:=ROUND([.F25];0)" office:value-type="float" office:value="41" calcext:value-type="float">
            <text:p>41.00</text:p>
          </table:table-cell>
          <table:table-cell table:formula="of:=AVERAGE([.A25];[.C25];[.F25])" office:value-type="float" office:value="39.632130104642" calcext:value-type="float">
            <text:p>39.63</text:p>
          </table:table-cell>
          <table:table-cell table:formula="of:=([.A25]-[.H25])/[.A25]" office:value-type="percentage" office:value="-0.0162084642215891" calcext:value-type="percentage">
            <text:p>-1.62%</text:p>
          </table:table-cell>
          <table:table-cell table:number-columns-repeated="3"/>
        </table:table-row>
        <table:table-row table:style-name="ro1">
          <table:table-cell table:style-name="ce6" office:value-type="float" office:value="130" calcext:value-type="float">
            <text:p>130.00</text:p>
          </table:table-cell>
          <table:table-cell table:formula="of:=RAND()*[.$L$1]" office:value-type="percentage" office:value="0.0457963334903326" calcext:value-type="percentage">
            <text:p>4.58%</text:p>
          </table:table-cell>
          <table:table-cell table:formula="of:=[.A26]*(1-[.B26])" office:value-type="float" office:value="124.046476646257" calcext:value-type="float">
            <text:p>124.05</text:p>
          </table:table-cell>
          <table:table-cell table:formula="of:=ROUND([.C26];0)" office:value-type="float" office:value="124" calcext:value-type="float">
            <text:p>124.00</text:p>
          </table:table-cell>
          <table:table-cell table:formula="of:=RAND()*[.$L$1]" office:value-type="percentage" office:value="0.0599644676633011" calcext:value-type="percentage">
            <text:p>6.00%</text:p>
          </table:table-cell>
          <table:table-cell table:formula="of:=[.A26]*(1+[.E26])" office:value-type="float" office:value="137.795380796229" calcext:value-type="float">
            <text:p>137.80</text:p>
          </table:table-cell>
          <table:table-cell table:formula="of:=ROUND([.F26];0)" office:value-type="float" office:value="138" calcext:value-type="float">
            <text:p>138.00</text:p>
          </table:table-cell>
          <table:table-cell table:formula="of:=AVERAGE([.A26];[.C26];[.F26])" office:value-type="float" office:value="130.613952480829" calcext:value-type="float">
            <text:p>130.61</text:p>
          </table:table-cell>
          <table:table-cell table:formula="of:=([.A26]-[.H26])/[.A26]" office:value-type="percentage" office:value="-0.00472271139098946" calcext:value-type="percentage">
            <text:p>-0.47%</text:p>
          </table:table-cell>
          <table:table-cell table:number-columns-repeated="3"/>
        </table:table-row>
        <table:table-row table:style-name="ro1">
          <table:table-cell table:style-name="ce6" office:value-type="float" office:value="1700" calcext:value-type="float">
            <text:p>1,700.00</text:p>
          </table:table-cell>
          <table:table-cell table:formula="of:=RAND()*[.$L$1]" office:value-type="percentage" office:value="0.166715637047605" calcext:value-type="percentage">
            <text:p>16.67%</text:p>
          </table:table-cell>
          <table:table-cell table:formula="of:=[.A27]*(1-[.B27])" office:value-type="float" office:value="1416.58341701907" calcext:value-type="float">
            <text:p>1,416.58</text:p>
          </table:table-cell>
          <table:table-cell table:formula="of:=ROUND([.C27];0)" office:value-type="float" office:value="1417" calcext:value-type="float">
            <text:p>1,417.00</text:p>
          </table:table-cell>
          <table:table-cell table:formula="of:=RAND()*[.$L$1]" office:value-type="percentage" office:value="0.109445969672446" calcext:value-type="percentage">
            <text:p>10.94%</text:p>
          </table:table-cell>
          <table:table-cell table:formula="of:=[.A27]*(1+[.E27])" office:value-type="float" office:value="1886.05814844316" calcext:value-type="float">
            <text:p>1,886.06</text:p>
          </table:table-cell>
          <table:table-cell table:formula="of:=ROUND([.F27];0)" office:value-type="float" office:value="1886" calcext:value-type="float">
            <text:p>1,886.00</text:p>
          </table:table-cell>
          <table:table-cell table:formula="of:=AVERAGE([.A27];[.C27];[.F27])" office:value-type="float" office:value="1667.54718848741" calcext:value-type="float">
            <text:p>1,667.55</text:p>
          </table:table-cell>
          <table:table-cell table:formula="of:=([.A27]-[.H27])/[.A27]" office:value-type="percentage" office:value="0.0190898891250531" calcext:value-type="percentage">
            <text:p>1.91%</text:p>
          </table:table-cell>
          <table:table-cell table:number-columns-repeated="3"/>
        </table:table-row>
        <table:table-row table:style-name="ro1">
          <table:table-cell table:style-name="ce7" office:value-type="float" office:value="17" calcext:value-type="float">
            <text:p>17.00</text:p>
          </table:table-cell>
          <table:table-cell table:formula="of:=RAND()*[.$L$1]" office:value-type="percentage" office:value="0.152908909658165" calcext:value-type="percentage">
            <text:p>15.29%</text:p>
          </table:table-cell>
          <table:table-cell table:formula="of:=[.A28]*(1-[.B28])" office:value-type="float" office:value="14.4005485358112" calcext:value-type="float">
            <text:p>14.40</text:p>
          </table:table-cell>
          <table:table-cell table:formula="of:=ROUND([.C28];0)" office:value-type="float" office:value="14" calcext:value-type="float">
            <text:p>14.00</text:p>
          </table:table-cell>
          <table:table-cell table:formula="of:=RAND()*[.$L$1]" office:value-type="percentage" office:value="0.0643351707905131" calcext:value-type="percentage">
            <text:p>6.43%</text:p>
          </table:table-cell>
          <table:table-cell table:formula="of:=[.A28]*(1+[.E28])" office:value-type="float" office:value="18.0936979034387" calcext:value-type="float">
            <text:p>18.09</text:p>
          </table:table-cell>
          <table:table-cell table:formula="of:=ROUND([.F28];0)" office:value-type="float" office:value="18" calcext:value-type="float">
            <text:p>18.00</text:p>
          </table:table-cell>
          <table:table-cell table:formula="of:=AVERAGE([.A28];[.C28];[.F28])" office:value-type="float" office:value="16.4980821464166" calcext:value-type="float">
            <text:p>16.50</text:p>
          </table:table-cell>
          <table:table-cell table:formula="of:=([.A28]-[.H28])/[.A28]" office:value-type="percentage" office:value="0.0295245796225504" calcext:value-type="percentage">
            <text:p>2.95%</text:p>
          </table:table-cell>
          <table:table-cell table:number-columns-repeated="3"/>
        </table:table-row>
        <table:table-row table:style-name="ro1">
          <table:table-cell table:style-name="ce7" office:value-type="float" office:value="29" calcext:value-type="float">
            <text:p>29.00</text:p>
          </table:table-cell>
          <table:table-cell table:formula="of:=RAND()*[.$L$1]" office:value-type="percentage" office:value="0.065377488001701" calcext:value-type="percentage">
            <text:p>6.54%</text:p>
          </table:table-cell>
          <table:table-cell table:formula="of:=[.A29]*(1-[.B29])" office:value-type="float" office:value="27.1040528479507" calcext:value-type="float">
            <text:p>27.10</text:p>
          </table:table-cell>
          <table:table-cell table:formula="of:=ROUND([.C29];0)" office:value-type="float" office:value="27" calcext:value-type="float">
            <text:p>27.00</text:p>
          </table:table-cell>
          <table:table-cell table:formula="of:=RAND()*[.$L$1]" office:value-type="percentage" office:value="0.124128316044011" calcext:value-type="percentage">
            <text:p>12.41%</text:p>
          </table:table-cell>
          <table:table-cell table:formula="of:=[.A29]*(1+[.E29])" office:value-type="float" office:value="32.5997211652763" calcext:value-type="float">
            <text:p>32.60</text:p>
          </table:table-cell>
          <table:table-cell table:formula="of:=ROUND([.F29];0)" office:value-type="float" office:value="33" calcext:value-type="float">
            <text:p>33.00</text:p>
          </table:table-cell>
          <table:table-cell table:formula="of:=AVERAGE([.A29];[.C29];[.F29])" office:value-type="float" office:value="29.5679246710757" calcext:value-type="float">
            <text:p>29.57</text:p>
          </table:table-cell>
          <table:table-cell table:formula="of:=([.A29]-[.H29])/[.A29]" office:value-type="percentage" office:value="-0.0195836093474366" calcext:value-type="percentage">
            <text:p>-1.96%</text:p>
          </table:table-cell>
          <table:table-cell table:number-columns-repeated="3"/>
        </table:table-row>
        <table:table-row table:style-name="ro1">
          <table:table-cell table:style-name="ce7" office:value-type="float" office:value="69" calcext:value-type="float">
            <text:p>69.00</text:p>
          </table:table-cell>
          <table:table-cell table:formula="of:=RAND()*[.$L$1]" office:value-type="percentage" office:value="0.145517033737606" calcext:value-type="percentage">
            <text:p>14.55%</text:p>
          </table:table-cell>
          <table:table-cell table:formula="of:=[.A30]*(1-[.B30])" office:value-type="float" office:value="58.9593246721052" calcext:value-type="float">
            <text:p>58.96</text:p>
          </table:table-cell>
          <table:table-cell table:formula="of:=ROUND([.C30];0)" office:value-type="float" office:value="59" calcext:value-type="float">
            <text:p>59.00</text:p>
          </table:table-cell>
          <table:table-cell table:formula="of:=RAND()*[.$L$1]" office:value-type="percentage" office:value="0.103621907237918" calcext:value-type="percentage">
            <text:p>10.36%</text:p>
          </table:table-cell>
          <table:table-cell table:formula="of:=[.A30]*(1+[.E30])" office:value-type="float" office:value="76.1499115994163" calcext:value-type="float">
            <text:p>76.15</text:p>
          </table:table-cell>
          <table:table-cell table:formula="of:=ROUND([.F30];0)" office:value-type="float" office:value="76" calcext:value-type="float">
            <text:p>76.00</text:p>
          </table:table-cell>
          <table:table-cell table:formula="of:=AVERAGE([.A30];[.C30];[.F30])" office:value-type="float" office:value="68.0364120905072" calcext:value-type="float">
            <text:p>68.04</text:p>
          </table:table-cell>
          <table:table-cell table:formula="of:=([.A30]-[.H30])/[.A30]" office:value-type="percentage" office:value="0.0139650421665628" calcext:value-type="percentage">
            <text:p>1.40%</text:p>
          </table:table-cell>
          <table:table-cell table:number-columns-repeated="3"/>
        </table:table-row>
        <table:table-row table:style-name="ro1">
          <table:table-cell table:style-name="ce7" office:value-type="float" office:value="28" calcext:value-type="float">
            <text:p>28.00</text:p>
          </table:table-cell>
          <table:table-cell table:formula="of:=RAND()*[.$L$1]" office:value-type="percentage" office:value="0.11588446386019" calcext:value-type="percentage">
            <text:p>11.59%</text:p>
          </table:table-cell>
          <table:table-cell table:formula="of:=[.A31]*(1-[.B31])" office:value-type="float" office:value="24.7552350119147" calcext:value-type="float">
            <text:p>24.76</text:p>
          </table:table-cell>
          <table:table-cell table:formula="of:=ROUND([.C31];0)" office:value-type="float" office:value="25" calcext:value-type="float">
            <text:p>25.00</text:p>
          </table:table-cell>
          <table:table-cell table:formula="of:=RAND()*[.$L$1]" office:value-type="percentage" office:value="0.012114360221246" calcext:value-type="percentage">
            <text:p>1.21%</text:p>
          </table:table-cell>
          <table:table-cell table:formula="of:=[.A31]*(1+[.E31])" office:value-type="float" office:value="28.3392020861949" calcext:value-type="float">
            <text:p>28.34</text:p>
          </table:table-cell>
          <table:table-cell table:formula="of:=ROUND([.F31];0)" office:value-type="float" office:value="28" calcext:value-type="float">
            <text:p>28.00</text:p>
          </table:table-cell>
          <table:table-cell table:formula="of:=AVERAGE([.A31];[.C31];[.F31])" office:value-type="float" office:value="27.0314790327032" calcext:value-type="float">
            <text:p>27.03</text:p>
          </table:table-cell>
          <table:table-cell table:formula="of:=([.A31]-[.H31])/[.A31]" office:value-type="percentage" office:value="0.0345900345463146" calcext:value-type="percentage">
            <text:p>3.46%</text:p>
          </table:table-cell>
          <table:table-cell table:number-columns-repeated="3"/>
        </table:table-row>
        <table:table-row table:style-name="ro1">
          <table:table-cell table:style-name="ce7" office:value-type="float" office:value="2129" calcext:value-type="float">
            <text:p>2,129.00</text:p>
          </table:table-cell>
          <table:table-cell table:formula="of:=RAND()*[.$L$1]" office:value-type="percentage" office:value="0.0245554885450587" calcext:value-type="percentage">
            <text:p>2.46%</text:p>
          </table:table-cell>
          <table:table-cell table:formula="of:=[.A32]*(1-[.B32])" office:value-type="float" office:value="2076.72136488757" calcext:value-type="float">
            <text:p>2,076.72</text:p>
          </table:table-cell>
          <table:table-cell table:formula="of:=ROUND([.C32];0)" office:value-type="float" office:value="2077" calcext:value-type="float">
            <text:p>2,077.00</text:p>
          </table:table-cell>
          <table:table-cell table:formula="of:=RAND()*[.$L$1]" office:value-type="percentage" office:value="0.030507637644581" calcext:value-type="percentage">
            <text:p>3.05%</text:p>
          </table:table-cell>
          <table:table-cell table:formula="of:=[.A32]*(1+[.E32])" office:value-type="float" office:value="2193.95076054531" calcext:value-type="float">
            <text:p>2,193.95</text:p>
          </table:table-cell>
          <table:table-cell table:formula="of:=ROUND([.F32];0)" office:value-type="float" office:value="2194" calcext:value-type="float">
            <text:p>2,194.00</text:p>
          </table:table-cell>
          <table:table-cell table:formula="of:=AVERAGE([.A32];[.C32];[.F32])" office:value-type="float" office:value="2133.22404181096" calcext:value-type="float">
            <text:p>2,133.22</text:p>
          </table:table-cell>
          <table:table-cell table:formula="of:=([.A32]-[.H32])/[.A32]" office:value-type="percentage" office:value="-0.00198404969984072" calcext:value-type="percentage">
            <text:p>-0.20%</text:p>
          </table:table-cell>
          <table:table-cell table:number-columns-repeated="3"/>
        </table:table-row>
        <table:table-row table:style-name="ro1">
          <table:table-cell table:style-name="ce7" office:value-type="float" office:value="97" calcext:value-type="float">
            <text:p>97.00</text:p>
          </table:table-cell>
          <table:table-cell table:formula="of:=RAND()*[.$L$1]" office:value-type="percentage" office:value="0.0530421605967378" calcext:value-type="percentage">
            <text:p>5.30%</text:p>
          </table:table-cell>
          <table:table-cell table:formula="of:=[.A33]*(1-[.B33])" office:value-type="float" office:value="91.8549104221164" calcext:value-type="float">
            <text:p>91.85</text:p>
          </table:table-cell>
          <table:table-cell table:formula="of:=ROUND([.C33];0)" office:value-type="float" office:value="92" calcext:value-type="float">
            <text:p>92.00</text:p>
          </table:table-cell>
          <table:table-cell table:formula="of:=RAND()*[.$L$1]" office:value-type="percentage" office:value="0.067043122735064" calcext:value-type="percentage">
            <text:p>6.70%</text:p>
          </table:table-cell>
          <table:table-cell table:formula="of:=[.A33]*(1+[.E33])" office:value-type="float" office:value="103.503182905301" calcext:value-type="float">
            <text:p>103.50</text:p>
          </table:table-cell>
          <table:table-cell table:formula="of:=ROUND([.F33];0)" office:value-type="float" office:value="104" calcext:value-type="float">
            <text:p>104.00</text:p>
          </table:table-cell>
          <table:table-cell table:formula="of:=AVERAGE([.A33];[.C33];[.F33])" office:value-type="float" office:value="97.4526977758059" calcext:value-type="float">
            <text:p>97.45</text:p>
          </table:table-cell>
          <table:table-cell table:formula="of:=([.A33]-[.H33])/[.A33]" office:value-type="percentage" office:value="-0.00466698737944199" calcext:value-type="percentage">
            <text:p>-0.47%</text:p>
          </table:table-cell>
          <table:table-cell table:number-columns-repeated="3"/>
        </table:table-row>
        <table:table-row table:style-name="ro1">
          <table:table-cell table:style-name="ce7" office:value-type="float" office:value="25" calcext:value-type="float">
            <text:p>25.00</text:p>
          </table:table-cell>
          <table:table-cell table:formula="of:=RAND()*[.$L$1]" office:value-type="percentage" office:value="0.0452726605922405" calcext:value-type="percentage">
            <text:p>4.53%</text:p>
          </table:table-cell>
          <table:table-cell table:formula="of:=[.A34]*(1-[.B34])" office:value-type="float" office:value="23.868183485194" calcext:value-type="float">
            <text:p>23.87</text:p>
          </table:table-cell>
          <table:table-cell table:formula="of:=ROUND([.C34];0)" office:value-type="float" office:value="24" calcext:value-type="float">
            <text:p>24.00</text:p>
          </table:table-cell>
          <table:table-cell table:formula="of:=RAND()*[.$L$1]" office:value-type="percentage" office:value="0.0984507339403277" calcext:value-type="percentage">
            <text:p>9.85%</text:p>
          </table:table-cell>
          <table:table-cell table:formula="of:=[.A34]*(1+[.E34])" office:value-type="float" office:value="27.4612683485082" calcext:value-type="float">
            <text:p>27.46</text:p>
          </table:table-cell>
          <table:table-cell table:formula="of:=ROUND([.F34];0)" office:value-type="float" office:value="27" calcext:value-type="float">
            <text:p>27.00</text:p>
          </table:table-cell>
          <table:table-cell table:formula="of:=AVERAGE([.A34];[.C34];[.F34])" office:value-type="float" office:value="25.4431506112341" calcext:value-type="float">
            <text:p>25.44</text:p>
          </table:table-cell>
          <table:table-cell table:formula="of:=([.A34]-[.H34])/[.A34]" office:value-type="percentage" office:value="-0.0177260244493624" calcext:value-type="percentage">
            <text:p>-1.77%</text:p>
          </table:table-cell>
          <table:table-cell table:number-columns-repeated="3"/>
        </table:table-row>
        <table:table-row table:style-name="ro1">
          <table:table-cell table:style-name="ce8" office:value-type="float" office:value="42" calcext:value-type="float">
            <text:p>42.00</text:p>
          </table:table-cell>
          <table:table-cell table:formula="of:=RAND()*[.$L$1]" office:value-type="percentage" office:value="0.12698145377008" calcext:value-type="percentage">
            <text:p>12.70%</text:p>
          </table:table-cell>
          <table:table-cell table:formula="of:=[.A35]*(1-[.B35])" office:value-type="float" office:value="36.6667789416566" calcext:value-type="float">
            <text:p>36.67</text:p>
          </table:table-cell>
          <table:table-cell table:formula="of:=ROUND([.C35];0)" office:value-type="float" office:value="37" calcext:value-type="float">
            <text:p>37.00</text:p>
          </table:table-cell>
          <table:table-cell table:formula="of:=RAND()*[.$L$1]" office:value-type="percentage" office:value="0.153049851604522" calcext:value-type="percentage">
            <text:p>15.30%</text:p>
          </table:table-cell>
          <table:table-cell table:formula="of:=[.A35]*(1+[.E35])" office:value-type="float" office:value="48.4280937673899" calcext:value-type="float">
            <text:p>48.43</text:p>
          </table:table-cell>
          <table:table-cell table:formula="of:=ROUND([.F35];0)" office:value-type="float" office:value="48" calcext:value-type="float">
            <text:p>48.00</text:p>
          </table:table-cell>
          <table:table-cell table:formula="of:=AVERAGE([.A35];[.C35];[.F35])" office:value-type="float" office:value="42.3649575696822" calcext:value-type="float">
            <text:p>42.36</text:p>
          </table:table-cell>
          <table:table-cell table:formula="of:=([.A35]-[.H35])/[.A35]" office:value-type="percentage" office:value="-0.00868946594481421" calcext:value-type="percentage">
            <text:p>-0.87%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.00</text:p>
          </table:table-cell>
          <table:table-cell table:formula="of:=RAND()*[.$L$1]" office:value-type="percentage" office:value="0.175647541439465" calcext:value-type="percentage">
            <text:p>17.56%</text:p>
          </table:table-cell>
          <table:table-cell table:formula="of:=[.A36]*(1-[.B36])" office:value-type="float" office:value="14.0139917955291" calcext:value-type="float">
            <text:p>14.01</text:p>
          </table:table-cell>
          <table:table-cell table:formula="of:=ROUND([.C36];0)" office:value-type="float" office:value="14" calcext:value-type="float">
            <text:p>14.00</text:p>
          </table:table-cell>
          <table:table-cell table:formula="of:=RAND()*[.$L$1]" office:value-type="percentage" office:value="0.0025089100093932" calcext:value-type="percentage">
            <text:p>0.25%</text:p>
          </table:table-cell>
          <table:table-cell table:formula="of:=[.A36]*(1+[.E36])" office:value-type="float" office:value="17.0426514701597" calcext:value-type="float">
            <text:p>17.04</text:p>
          </table:table-cell>
          <table:table-cell table:formula="of:=ROUND([.F36];0)" office:value-type="float" office:value="17" calcext:value-type="float">
            <text:p>17.00</text:p>
          </table:table-cell>
          <table:table-cell table:formula="of:=AVERAGE([.A36];[.C36];[.F36])" office:value-type="float" office:value="16.0188810885629" calcext:value-type="float">
            <text:p>16.02</text:p>
          </table:table-cell>
          <table:table-cell table:formula="of:=([.A36]-[.H36])/[.A36]" office:value-type="percentage" office:value="0.0577128771433574" calcext:value-type="percentage">
            <text:p>5.77%</text:p>
          </table:table-cell>
          <table:table-cell table:number-columns-repeated="3"/>
        </table:table-row>
        <table:table-row table:style-name="ro1">
          <table:table-cell table:style-name="ce8" office:value-type="float" office:value="26" calcext:value-type="float">
            <text:p>26.00</text:p>
          </table:table-cell>
          <table:table-cell table:formula="of:=RAND()*[.$L$1]" office:value-type="percentage" office:value="0.084876680606265" calcext:value-type="percentage">
            <text:p>8.49%</text:p>
          </table:table-cell>
          <table:table-cell table:formula="of:=[.A37]*(1-[.B37])" office:value-type="float" office:value="23.7932063042371" calcext:value-type="float">
            <text:p>23.79</text:p>
          </table:table-cell>
          <table:table-cell table:formula="of:=ROUND([.C37];0)" office:value-type="float" office:value="24" calcext:value-type="float">
            <text:p>24.00</text:p>
          </table:table-cell>
          <table:table-cell table:formula="of:=RAND()*[.$L$1]" office:value-type="percentage" office:value="0.0234617044025062" calcext:value-type="percentage">
            <text:p>2.35%</text:p>
          </table:table-cell>
          <table:table-cell table:formula="of:=[.A37]*(1+[.E37])" office:value-type="float" office:value="26.6100043144652" calcext:value-type="float">
            <text:p>26.61</text:p>
          </table:table-cell>
          <table:table-cell table:formula="of:=ROUND([.F37];0)" office:value-type="float" office:value="27" calcext:value-type="float">
            <text:p>27.00</text:p>
          </table:table-cell>
          <table:table-cell table:formula="of:=AVERAGE([.A37];[.C37];[.F37])" office:value-type="float" office:value="25.4677368729008" calcext:value-type="float">
            <text:p>25.47</text:p>
          </table:table-cell>
          <table:table-cell table:formula="of:=([.A37]-[.H37])/[.A37]" office:value-type="percentage" office:value="0.0204716587345862" calcext:value-type="percentage">
            <text:p>2.05%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.00</text:p>
          </table:table-cell>
          <table:table-cell table:formula="of:=RAND()*[.$L$1]" office:value-type="percentage" office:value="0.0599553269520249" calcext:value-type="percentage">
            <text:p>6.00%</text:p>
          </table:table-cell>
          <table:table-cell table:formula="of:=[.A38]*(1-[.B38])" office:value-type="float" office:value="91.1843332856536" calcext:value-type="float">
            <text:p>91.18</text:p>
          </table:table-cell>
          <table:table-cell table:formula="of:=ROUND([.C38];0)" office:value-type="float" office:value="91" calcext:value-type="float">
            <text:p>91.00</text:p>
          </table:table-cell>
          <table:table-cell table:formula="of:=RAND()*[.$L$1]" office:value-type="percentage" office:value="0.10345335195874" calcext:value-type="percentage">
            <text:p>10.35%</text:p>
          </table:table-cell>
          <table:table-cell table:formula="of:=[.A38]*(1+[.E38])" office:value-type="float" office:value="107.034975139998" calcext:value-type="float">
            <text:p>107.03</text:p>
          </table:table-cell>
          <table:table-cell table:formula="of:=ROUND([.F38];0)" office:value-type="float" office:value="107" calcext:value-type="float">
            <text:p>107.00</text:p>
          </table:table-cell>
          <table:table-cell table:formula="of:=AVERAGE([.A38];[.C38];[.F38])" office:value-type="float" office:value="98.4064361418838" calcext:value-type="float">
            <text:p>98.41</text:p>
          </table:table-cell>
          <table:table-cell table:formula="of:=([.A38]-[.H38])/[.A38]" office:value-type="percentage" office:value="-0.0144993416689049" calcext:value-type="percentage">
            <text:p>-1.45%</text:p>
          </table:table-cell>
          <table:table-cell table:number-columns-repeated="3"/>
        </table:table-row>
        <table:table-row table:style-name="ro1">
          <table:table-cell table:style-name="ce8" office:value-type="float" office:value="77" calcext:value-type="float">
            <text:p>77.00</text:p>
          </table:table-cell>
          <table:table-cell table:formula="of:=RAND()*[.$L$1]" office:value-type="percentage" office:value="0.103239940302683" calcext:value-type="percentage">
            <text:p>10.32%</text:p>
          </table:table-cell>
          <table:table-cell table:formula="of:=[.A39]*(1-[.B39])" office:value-type="float" office:value="69.0505245966934" calcext:value-type="float">
            <text:p>69.05</text:p>
          </table:table-cell>
          <table:table-cell table:formula="of:=ROUND([.C39];0)" office:value-type="float" office:value="69" calcext:value-type="float">
            <text:p>69.00</text:p>
          </table:table-cell>
          <table:table-cell table:formula="of:=RAND()*[.$L$1]" office:value-type="percentage" office:value="0.147496704790531" calcext:value-type="percentage">
            <text:p>14.75%</text:p>
          </table:table-cell>
          <table:table-cell table:formula="of:=[.A39]*(1+[.E39])" office:value-type="float" office:value="88.3572462688709" calcext:value-type="float">
            <text:p>88.36</text:p>
          </table:table-cell>
          <table:table-cell table:formula="of:=ROUND([.F39];0)" office:value-type="float" office:value="88" calcext:value-type="float">
            <text:p>88.00</text:p>
          </table:table-cell>
          <table:table-cell table:formula="of:=AVERAGE([.A39];[.C39];[.F39])" office:value-type="float" office:value="78.1359236218548" calcext:value-type="float">
            <text:p>78.14</text:p>
          </table:table-cell>
          <table:table-cell table:formula="of:=([.A39]-[.H39])/[.A39]" office:value-type="percentage" office:value="-0.0147522548292828" calcext:value-type="percentage">
            <text:p>-1.48%</text:p>
          </table:table-cell>
          <table:table-cell table:number-columns-repeated="3"/>
        </table:table-row>
        <table:table-row table:style-name="ro1">
          <table:table-cell table:style-name="ce9" office:value-type="float" office:value="52" calcext:value-type="float">
            <text:p>52.00</text:p>
          </table:table-cell>
          <table:table-cell table:formula="of:=RAND()*[.$L$1]" office:value-type="percentage" office:value="0.079227017121199" calcext:value-type="percentage">
            <text:p>7.92%</text:p>
          </table:table-cell>
          <table:table-cell table:formula="of:=[.A40]*(1-[.B40])" office:value-type="float" office:value="47.8801951096977" calcext:value-type="float">
            <text:p>47.88</text:p>
          </table:table-cell>
          <table:table-cell table:formula="of:=ROUND([.C40];0)" office:value-type="float" office:value="48" calcext:value-type="float">
            <text:p>48.00</text:p>
          </table:table-cell>
          <table:table-cell table:formula="of:=RAND()*[.$L$1]" office:value-type="percentage" office:value="0.0848272913539642" calcext:value-type="percentage">
            <text:p>8.48%</text:p>
          </table:table-cell>
          <table:table-cell table:formula="of:=[.A40]*(1+[.E40])" office:value-type="float" office:value="56.4110191504061" calcext:value-type="float">
            <text:p>56.41</text:p>
          </table:table-cell>
          <table:table-cell table:formula="of:=ROUND([.F40];0)" office:value-type="float" office:value="56" calcext:value-type="float">
            <text:p>56.00</text:p>
          </table:table-cell>
          <table:table-cell table:formula="of:=AVERAGE([.A40];[.C40];[.F40])" office:value-type="float" office:value="52.0970714200346" calcext:value-type="float">
            <text:p>52.10</text:p>
          </table:table-cell>
          <table:table-cell table:formula="of:=([.A40]-[.H40])/[.A40]" office:value-type="percentage" office:value="-0.00186675807758851" calcext:value-type="percentage">
            <text:p>-0.19%</text:p>
          </table:table-cell>
          <table:table-cell table:number-columns-repeated="3"/>
        </table:table-row>
        <table:table-row table:style-name="ro1">
          <table:table-cell table:style-name="ce9" office:value-type="float" office:value="90" calcext:value-type="float">
            <text:p>90.00</text:p>
          </table:table-cell>
          <table:table-cell table:formula="of:=RAND()*[.$L$1]" office:value-type="percentage" office:value="0.0741834613014803" calcext:value-type="percentage">
            <text:p>7.42%</text:p>
          </table:table-cell>
          <table:table-cell table:formula="of:=[.A41]*(1-[.B41])" office:value-type="float" office:value="83.3234884828668" calcext:value-type="float">
            <text:p>83.32</text:p>
          </table:table-cell>
          <table:table-cell table:formula="of:=ROUND([.C41];0)" office:value-type="float" office:value="83" calcext:value-type="float">
            <text:p>83.00</text:p>
          </table:table-cell>
          <table:table-cell table:formula="of:=RAND()*[.$L$1]" office:value-type="percentage" office:value="0.0449746163806592" calcext:value-type="percentage">
            <text:p>4.50%</text:p>
          </table:table-cell>
          <table:table-cell table:formula="of:=[.A41]*(1+[.E41])" office:value-type="float" office:value="94.0477154742593" calcext:value-type="float">
            <text:p>94.05</text:p>
          </table:table-cell>
          <table:table-cell table:formula="of:=ROUND([.F41];0)" office:value-type="float" office:value="94" calcext:value-type="float">
            <text:p>94.00</text:p>
          </table:table-cell>
          <table:table-cell table:formula="of:=AVERAGE([.A41];[.C41];[.F41])" office:value-type="float" office:value="89.1237346523754" calcext:value-type="float">
            <text:p>89.12</text:p>
          </table:table-cell>
          <table:table-cell table:formula="of:=([.A41]-[.H41])/[.A41]" office:value-type="percentage" office:value="0.0097362816402736" calcext:value-type="percentage">
            <text:p>0.97%</text:p>
          </table:table-cell>
          <table:table-cell table:number-columns-repeated="3"/>
        </table:table-row>
        <table:table-row table:style-name="ro1">
          <table:table-cell table:style-name="ce9" office:value-type="float" office:value="60" calcext:value-type="float">
            <text:p>60.00</text:p>
          </table:table-cell>
          <table:table-cell table:formula="of:=RAND()*[.$L$1]" office:value-type="percentage" office:value="0.0979976788533632" calcext:value-type="percentage">
            <text:p>9.80%</text:p>
          </table:table-cell>
          <table:table-cell table:formula="of:=[.A42]*(1-[.B42])" office:value-type="float" office:value="54.1201392687982" calcext:value-type="float">
            <text:p>54.12</text:p>
          </table:table-cell>
          <table:table-cell table:formula="of:=ROUND([.C42];0)" office:value-type="float" office:value="54" calcext:value-type="float">
            <text:p>54.00</text:p>
          </table:table-cell>
          <table:table-cell table:formula="of:=RAND()*[.$L$1]" office:value-type="percentage" office:value="0.152225019527815" calcext:value-type="percentage">
            <text:p>15.22%</text:p>
          </table:table-cell>
          <table:table-cell table:formula="of:=[.A42]*(1+[.E42])" office:value-type="float" office:value="69.1335011716689" calcext:value-type="float">
            <text:p>69.13</text:p>
          </table:table-cell>
          <table:table-cell table:formula="of:=ROUND([.F42];0)" office:value-type="float" office:value="69" calcext:value-type="float">
            <text:p>69.00</text:p>
          </table:table-cell>
          <table:table-cell table:formula="of:=AVERAGE([.A42];[.C42];[.F42])" office:value-type="float" office:value="61.084546813489" calcext:value-type="float">
            <text:p>61.08</text:p>
          </table:table-cell>
          <table:table-cell table:formula="of:=([.A42]-[.H42])/[.A42]" office:value-type="percentage" office:value="-0.0180757802248172" calcext:value-type="percentage">
            <text:p>-1.81%</text:p>
          </table:table-cell>
          <table:table-cell table:number-columns-repeated="3"/>
        </table:table-row>
        <table:table-row table:style-name="ro1">
          <table:table-cell table:style-name="ce9" office:value-type="float" office:value="129" calcext:value-type="float">
            <text:p>129.00</text:p>
          </table:table-cell>
          <table:table-cell table:formula="of:=RAND()*[.$L$1]" office:value-type="percentage" office:value="0.0382920007113526" calcext:value-type="percentage">
            <text:p>3.83%</text:p>
          </table:table-cell>
          <table:table-cell table:formula="of:=[.A43]*(1-[.B43])" office:value-type="float" office:value="124.060331908236" calcext:value-type="float">
            <text:p>124.06</text:p>
          </table:table-cell>
          <table:table-cell table:formula="of:=ROUND([.C43];0)" office:value-type="float" office:value="124" calcext:value-type="float">
            <text:p>124.00</text:p>
          </table:table-cell>
          <table:table-cell table:formula="of:=RAND()*[.$L$1]" office:value-type="percentage" office:value="0.151053799385964" calcext:value-type="percentage">
            <text:p>15.11%</text:p>
          </table:table-cell>
          <table:table-cell table:formula="of:=[.A43]*(1+[.E43])" office:value-type="float" office:value="148.485940120789" calcext:value-type="float">
            <text:p>148.49</text:p>
          </table:table-cell>
          <table:table-cell table:formula="of:=ROUND([.F43];0)" office:value-type="float" office:value="148" calcext:value-type="float">
            <text:p>148.00</text:p>
          </table:table-cell>
          <table:table-cell table:formula="of:=AVERAGE([.A43];[.C43];[.F43])" office:value-type="float" office:value="133.848757343008" calcext:value-type="float">
            <text:p>133.85</text:p>
          </table:table-cell>
          <table:table-cell table:formula="of:=([.A43]-[.H43])/[.A43]" office:value-type="percentage" office:value="-0.0375872662248704" calcext:value-type="percentage">
            <text:p>-3.76%</text:p>
          </table:table-cell>
          <table:table-cell table:number-columns-repeated="3"/>
        </table:table-row>
        <table:table-row table:style-name="ro1">
          <table:table-cell table:style-name="ce9" office:value-type="float" office:value="32" calcext:value-type="float">
            <text:p>32.00</text:p>
          </table:table-cell>
          <table:table-cell table:formula="of:=RAND()*[.$L$1]" office:value-type="percentage" office:value="0.0871485400444882" calcext:value-type="percentage">
            <text:p>8.71%</text:p>
          </table:table-cell>
          <table:table-cell table:formula="of:=[.A44]*(1-[.B44])" office:value-type="float" office:value="29.2112467185764" calcext:value-type="float">
            <text:p>29.21</text:p>
          </table:table-cell>
          <table:table-cell table:formula="of:=ROUND([.C44];0)" office:value-type="float" office:value="29" calcext:value-type="float">
            <text:p>29.00</text:p>
          </table:table-cell>
          <table:table-cell table:formula="of:=RAND()*[.$L$1]" office:value-type="percentage" office:value="0.0839107573526023" calcext:value-type="percentage">
            <text:p>8.39%</text:p>
          </table:table-cell>
          <table:table-cell table:formula="of:=[.A44]*(1+[.E44])" office:value-type="float" office:value="34.6851442352833" calcext:value-type="float">
            <text:p>34.69</text:p>
          </table:table-cell>
          <table:table-cell table:formula="of:=ROUND([.F44];0)" office:value-type="float" office:value="35" calcext:value-type="float">
            <text:p>35.00</text:p>
          </table:table-cell>
          <table:table-cell table:formula="of:=AVERAGE([.A44];[.C44];[.F44])" office:value-type="float" office:value="31.9654636512865" calcext:value-type="float">
            <text:p>31.97</text:p>
          </table:table-cell>
          <table:table-cell table:formula="of:=([.A44]-[.H44])/[.A44]" office:value-type="percentage" office:value="0.00107926089729526" calcext:value-type="percentage">
            <text:p>0.11%</text:p>
          </table:table-cell>
          <table:table-cell table:number-columns-repeated="3"/>
        </table:table-row>
        <table:table-row table:style-name="ro1">
          <table:table-cell table:style-name="ce9" office:value-type="float" office:value="35" calcext:value-type="float">
            <text:p>35.00</text:p>
          </table:table-cell>
          <table:table-cell table:formula="of:=RAND()*[.$L$1]" office:value-type="percentage" office:value="0.161850377805113" calcext:value-type="percentage">
            <text:p>16.19%</text:p>
          </table:table-cell>
          <table:table-cell table:formula="of:=[.A45]*(1-[.B45])" office:value-type="float" office:value="29.335236776821" calcext:value-type="float">
            <text:p>29.34</text:p>
          </table:table-cell>
          <table:table-cell table:formula="of:=ROUND([.C45];0)" office:value-type="float" office:value="29" calcext:value-type="float">
            <text:p>29.00</text:p>
          </table:table-cell>
          <table:table-cell table:formula="of:=RAND()*[.$L$1]" office:value-type="percentage" office:value="0.0853470822226143" calcext:value-type="percentage">
            <text:p>8.53%</text:p>
          </table:table-cell>
          <table:table-cell table:formula="of:=[.A45]*(1+[.E45])" office:value-type="float" office:value="37.9871478777915" calcext:value-type="float">
            <text:p>37.99</text:p>
          </table:table-cell>
          <table:table-cell table:formula="of:=ROUND([.F45];0)" office:value-type="float" office:value="38" calcext:value-type="float">
            <text:p>38.00</text:p>
          </table:table-cell>
          <table:table-cell table:formula="of:=AVERAGE([.A45];[.C45];[.F45])" office:value-type="float" office:value="34.1074615515375" calcext:value-type="float">
            <text:p>34.11</text:p>
          </table:table-cell>
          <table:table-cell table:formula="of:=([.A45]-[.H45])/[.A45]" office:value-type="percentage" office:value="0.0255010985274995" calcext:value-type="percentage">
            <text:p>2.55%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.00</text:p>
          </table:table-cell>
          <table:table-cell table:formula="of:=RAND()*[.$L$1]" office:value-type="percentage" office:value="0.0460448911651733" calcext:value-type="percentage">
            <text:p>4.60%</text:p>
          </table:table-cell>
          <table:table-cell table:formula="of:=[.A46]*(1-[.B46])" office:value-type="float" office:value="10.4935061971831" calcext:value-type="float">
            <text:p>10.49</text:p>
          </table:table-cell>
          <table:table-cell table:formula="of:=ROUND([.C46];0)" office:value-type="float" office:value="10" calcext:value-type="float">
            <text:p>10.00</text:p>
          </table:table-cell>
          <table:table-cell table:formula="of:=RAND()*[.$L$1]" office:value-type="percentage" office:value="0.128234088552805" calcext:value-type="percentage">
            <text:p>12.82%</text:p>
          </table:table-cell>
          <table:table-cell table:formula="of:=[.A46]*(1+[.E46])" office:value-type="float" office:value="12.4105749740809" calcext:value-type="float">
            <text:p>12.41</text:p>
          </table:table-cell>
          <table:table-cell table:formula="of:=ROUND([.F46];0)" office:value-type="float" office:value="12" calcext:value-type="float">
            <text:p>12.00</text:p>
          </table:table-cell>
          <table:table-cell table:formula="of:=AVERAGE([.A46];[.C46];[.F46])" office:value-type="float" office:value="11.3013603904213" calcext:value-type="float">
            <text:p>11.30</text:p>
          </table:table-cell>
          <table:table-cell table:formula="of:=([.A46]-[.H46])/[.A46]" office:value-type="percentage" office:value="-0.0273963991292105" calcext:value-type="percentage">
            <text:p>-2.74%</text:p>
          </table:table-cell>
          <table:table-cell table:number-columns-repeated="3"/>
        </table:table-row>
        <table:table-row table:style-name="ro1">
          <table:table-cell table:style-name="ce10" office:value-type="float" office:value="156" calcext:value-type="float">
            <text:p>156.00</text:p>
          </table:table-cell>
          <table:table-cell table:formula="of:=RAND()*[.$L$1]" office:value-type="percentage" office:value="0.124107124783446" calcext:value-type="percentage">
            <text:p>12.41%</text:p>
          </table:table-cell>
          <table:table-cell table:formula="of:=[.A47]*(1-[.B47])" office:value-type="float" office:value="136.639288533782" calcext:value-type="float">
            <text:p>136.64</text:p>
          </table:table-cell>
          <table:table-cell table:formula="of:=ROUND([.C47];0)" office:value-type="float" office:value="137" calcext:value-type="float">
            <text:p>137.00</text:p>
          </table:table-cell>
          <table:table-cell table:formula="of:=RAND()*[.$L$1]" office:value-type="percentage" office:value="0.0739769370946093" calcext:value-type="percentage">
            <text:p>7.40%</text:p>
          </table:table-cell>
          <table:table-cell table:formula="of:=[.A47]*(1+[.E47])" office:value-type="float" office:value="167.540402186759" calcext:value-type="float">
            <text:p>167.54</text:p>
          </table:table-cell>
          <table:table-cell table:formula="of:=ROUND([.F47];0)" office:value-type="float" office:value="168" calcext:value-type="float">
            <text:p>168.00</text:p>
          </table:table-cell>
          <table:table-cell table:formula="of:=AVERAGE([.A47];[.C47];[.F47])" office:value-type="float" office:value="153.393230240181" calcext:value-type="float">
            <text:p>153.39</text:p>
          </table:table-cell>
          <table:table-cell table:formula="of:=([.A47]-[.H47])/[.A47]" office:value-type="percentage" office:value="0.0167100625629454" calcext:value-type="percentage">
            <text:p>1.67%</text:p>
          </table:table-cell>
          <table:table-cell table:number-columns-repeated="3"/>
        </table:table-row>
        <table:table-row table:style-name="ro1">
          <table:table-cell table:style-name="ce10" office:value-type="float" office:value="85" calcext:value-type="float">
            <text:p>85.00</text:p>
          </table:table-cell>
          <table:table-cell table:formula="of:=RAND()*[.$L$1]" office:value-type="percentage" office:value="0.139336723738239" calcext:value-type="percentage">
            <text:p>13.93%</text:p>
          </table:table-cell>
          <table:table-cell table:formula="of:=[.A48]*(1-[.B48])" office:value-type="float" office:value="73.1563784822497" calcext:value-type="float">
            <text:p>73.16</text:p>
          </table:table-cell>
          <table:table-cell table:formula="of:=ROUND([.C48];0)" office:value-type="float" office:value="73" calcext:value-type="float">
            <text:p>73.00</text:p>
          </table:table-cell>
          <table:table-cell table:formula="of:=RAND()*[.$L$1]" office:value-type="percentage" office:value="0.0177446230321653" calcext:value-type="percentage">
            <text:p>1.77%</text:p>
          </table:table-cell>
          <table:table-cell table:formula="of:=[.A48]*(1+[.E48])" office:value-type="float" office:value="86.508292957734" calcext:value-type="float">
            <text:p>86.51</text:p>
          </table:table-cell>
          <table:table-cell table:formula="of:=ROUND([.F48];0)" office:value-type="float" office:value="87" calcext:value-type="float">
            <text:p>87.00</text:p>
          </table:table-cell>
          <table:table-cell table:formula="of:=AVERAGE([.A48];[.C48];[.F48])" office:value-type="float" office:value="81.5548904799946" calcext:value-type="float">
            <text:p>81.55</text:p>
          </table:table-cell>
          <table:table-cell table:formula="of:=([.A48]-[.H48])/[.A48]" office:value-type="percentage" office:value="0.0405307002353579" calcext:value-type="percentage">
            <text:p>4.05%</text:p>
          </table:table-cell>
          <table:table-cell table:number-columns-repeated="3"/>
        </table:table-row>
        <table:table-row table:style-name="ro1">
          <table:table-cell table:style-name="ce10" office:value-type="float" office:value="13" calcext:value-type="float">
            <text:p>13.00</text:p>
          </table:table-cell>
          <table:table-cell table:formula="of:=RAND()*[.$L$1]" office:value-type="percentage" office:value="0.167002107963115" calcext:value-type="percentage">
            <text:p>16.70%</text:p>
          </table:table-cell>
          <table:table-cell table:formula="of:=[.A49]*(1-[.B49])" office:value-type="float" office:value="10.8289725964795" calcext:value-type="float">
            <text:p>10.83</text:p>
          </table:table-cell>
          <table:table-cell table:formula="of:=ROUND([.C49];0)" office:value-type="float" office:value="11" calcext:value-type="float">
            <text:p>11.00</text:p>
          </table:table-cell>
          <table:table-cell table:formula="of:=RAND()*[.$L$1]" office:value-type="percentage" office:value="0.0995849601592768" calcext:value-type="percentage">
            <text:p>9.96%</text:p>
          </table:table-cell>
          <table:table-cell table:formula="of:=[.A49]*(1+[.E49])" office:value-type="float" office:value="14.2946044820706" calcext:value-type="float">
            <text:p>14.29</text:p>
          </table:table-cell>
          <table:table-cell table:formula="of:=ROUND([.F49];0)" office:value-type="float" office:value="14" calcext:value-type="float">
            <text:p>14.00</text:p>
          </table:table-cell>
          <table:table-cell table:formula="of:=AVERAGE([.A49];[.C49];[.F49])" office:value-type="float" office:value="12.7078590261834" calcext:value-type="float">
            <text:p>12.71</text:p>
          </table:table-cell>
          <table:table-cell table:formula="of:=([.A49]-[.H49])/[.A49]" office:value-type="percentage" office:value="0.0224723826012791" calcext:value-type="percentage">
            <text:p>2.25%</text:p>
          </table:table-cell>
          <table:table-cell table:number-columns-repeated="3"/>
        </table:table-row>
        <table:table-row table:style-name="ro1">
          <table:table-cell table:style-name="ce10" office:value-type="float" office:value="47" calcext:value-type="float">
            <text:p>47.00</text:p>
          </table:table-cell>
          <table:table-cell table:formula="of:=RAND()*[.$L$1]" office:value-type="percentage" office:value="0.100740051306736" calcext:value-type="percentage">
            <text:p>10.07%</text:p>
          </table:table-cell>
          <table:table-cell table:formula="of:=[.A50]*(1-[.B50])" office:value-type="float" office:value="42.2652175885834" calcext:value-type="float">
            <text:p>42.27</text:p>
          </table:table-cell>
          <table:table-cell table:formula="of:=ROUND([.C50];0)" office:value-type="float" office:value="42" calcext:value-type="float">
            <text:p>42.00</text:p>
          </table:table-cell>
          <table:table-cell table:formula="of:=RAND()*[.$L$1]" office:value-type="percentage" office:value="0.139691701294572" calcext:value-type="percentage">
            <text:p>13.97%</text:p>
          </table:table-cell>
          <table:table-cell table:formula="of:=[.A50]*(1+[.E50])" office:value-type="float" office:value="53.5655099608449" calcext:value-type="float">
            <text:p>53.57</text:p>
          </table:table-cell>
          <table:table-cell table:formula="of:=ROUND([.F50];0)" office:value-type="float" office:value="54" calcext:value-type="float">
            <text:p>54.00</text:p>
          </table:table-cell>
          <table:table-cell table:formula="of:=AVERAGE([.A50];[.C50];[.F50])" office:value-type="float" office:value="47.6102425164761" calcext:value-type="float">
            <text:p>47.61</text:p>
          </table:table-cell>
          <table:table-cell table:formula="of:=([.A50]-[.H50])/[.A50]" office:value-type="percentage" office:value="-0.012983883329279" calcext:value-type="percentage">
            <text:p>-1.30%</text:p>
          </table:table-cell>
          <table:table-cell table:number-columns-repeated="3"/>
        </table:table-row>
        <table:table-row table:style-name="ro1">
          <table:table-cell table:style-name="ce11" office:value-type="float" office:value="1700" calcext:value-type="float">
            <text:p>1,700.00</text:p>
          </table:table-cell>
          <table:table-cell table:formula="of:=RAND()*[.$L$1]" office:value-type="percentage" office:value="0.170275247168805" calcext:value-type="percentage">
            <text:p>17.03%</text:p>
          </table:table-cell>
          <table:table-cell table:formula="of:=[.A51]*(1-[.B51])" office:value-type="float" office:value="1410.53207981303" calcext:value-type="float">
            <text:p>1,410.53</text:p>
          </table:table-cell>
          <table:table-cell table:formula="of:=ROUND([.C51];0)" office:value-type="float" office:value="1411" calcext:value-type="float">
            <text:p>1,411.00</text:p>
          </table:table-cell>
          <table:table-cell table:formula="of:=RAND()*[.$L$1]" office:value-type="percentage" office:value="0.0659626362675278" calcext:value-type="percentage">
            <text:p>6.60%</text:p>
          </table:table-cell>
          <table:table-cell table:formula="of:=[.A51]*(1+[.E51])" office:value-type="float" office:value="1812.1364816548" calcext:value-type="float">
            <text:p>1,812.14</text:p>
          </table:table-cell>
          <table:table-cell table:formula="of:=ROUND([.F51];0)" office:value-type="float" office:value="1812" calcext:value-type="float">
            <text:p>1,812.00</text:p>
          </table:table-cell>
          <table:table-cell table:formula="of:=AVERAGE([.A51];[.C51];[.F51])" office:value-type="float" office:value="1640.88952048928" calcext:value-type="float">
            <text:p>1,640.89</text:p>
          </table:table-cell>
          <table:table-cell table:formula="of:=([.A51]-[.H51])/[.A51]" office:value-type="percentage" office:value="0.0347708703004257" calcext:value-type="percentage">
            <text:p>3.48%</text:p>
          </table:table-cell>
          <table:table-cell table:number-columns-repeated="3"/>
        </table:table-row>
        <table:table-row table:style-name="ro1">
          <table:table-cell table:style-name="ce12" office:value-type="float" office:value="47" calcext:value-type="float">
            <text:p>47.00</text:p>
          </table:table-cell>
          <table:table-cell table:formula="of:=RAND()*[.$L$1]" office:value-type="percentage" office:value="0.0114952300037148" calcext:value-type="percentage">
            <text:p>1.15%</text:p>
          </table:table-cell>
          <table:table-cell table:formula="of:=[.A52]*(1-[.B52])" office:value-type="float" office:value="46.4597241898254" calcext:value-type="float">
            <text:p>46.46</text:p>
          </table:table-cell>
          <table:table-cell table:formula="of:=ROUND([.C52];0)" office:value-type="float" office:value="46" calcext:value-type="float">
            <text:p>46.00</text:p>
          </table:table-cell>
          <table:table-cell table:formula="of:=RAND()*[.$L$1]" office:value-type="percentage" office:value="0.0270194989528203" calcext:value-type="percentage">
            <text:p>2.70%</text:p>
          </table:table-cell>
          <table:table-cell table:formula="of:=[.A52]*(1+[.E52])" office:value-type="float" office:value="48.2699164507826" calcext:value-type="float">
            <text:p>48.27</text:p>
          </table:table-cell>
          <table:table-cell table:formula="of:=ROUND([.F52];0)" office:value-type="float" office:value="48" calcext:value-type="float">
            <text:p>48.00</text:p>
          </table:table-cell>
          <table:table-cell table:formula="of:=AVERAGE([.A52];[.C52];[.F52])" office:value-type="float" office:value="47.2432135468693" calcext:value-type="float">
            <text:p>47.24</text:p>
          </table:table-cell>
          <table:table-cell table:formula="of:=([.A52]-[.H52])/[.A52]" office:value-type="percentage" office:value="-0.00517475631636852" calcext:value-type="percentage">
            <text:p>-0.52%</text:p>
          </table:table-cell>
          <table:table-cell table:number-columns-repeated="3"/>
        </table:table-row>
        <table:table-row table:style-name="ro1">
          <table:table-cell table:style-name="ce12" office:value-type="float" office:value="69" calcext:value-type="float">
            <text:p>69.00</text:p>
          </table:table-cell>
          <table:table-cell table:formula="of:=RAND()*[.$L$1]" office:value-type="percentage" office:value="0.0657617578450556" calcext:value-type="percentage">
            <text:p>6.58%</text:p>
          </table:table-cell>
          <table:table-cell table:formula="of:=[.A53]*(1-[.B53])" office:value-type="float" office:value="64.4624387086912" calcext:value-type="float">
            <text:p>64.46</text:p>
          </table:table-cell>
          <table:table-cell table:formula="of:=ROUND([.C53];0)" office:value-type="float" office:value="64" calcext:value-type="float">
            <text:p>64.00</text:p>
          </table:table-cell>
          <table:table-cell table:formula="of:=RAND()*[.$L$1]" office:value-type="percentage" office:value="0.0590890100657601" calcext:value-type="percentage">
            <text:p>5.91%</text:p>
          </table:table-cell>
          <table:table-cell table:formula="of:=[.A53]*(1+[.E53])" office:value-type="float" office:value="73.0771416945374" calcext:value-type="float">
            <text:p>73.08</text:p>
          </table:table-cell>
          <table:table-cell table:formula="of:=ROUND([.F53];0)" office:value-type="float" office:value="73" calcext:value-type="float">
            <text:p>73.00</text:p>
          </table:table-cell>
          <table:table-cell table:formula="of:=AVERAGE([.A53];[.C53];[.F53])" office:value-type="float" office:value="68.8465268010762" calcext:value-type="float">
            <text:p>68.85</text:p>
          </table:table-cell>
          <table:table-cell table:formula="of:=([.A53]-[.H53])/[.A53]" office:value-type="percentage" office:value="0.0022242492597653" calcext:value-type="percentage">
            <text:p>0.22%</text:p>
          </table:table-cell>
          <table:table-cell table:number-columns-repeated="3"/>
        </table:table-row>
        <table:table-row table:style-name="ro1">
          <table:table-cell table:style-name="ce12" office:value-type="float" office:value="46" calcext:value-type="float">
            <text:p>46.00</text:p>
          </table:table-cell>
          <table:table-cell table:formula="of:=RAND()*[.$L$1]" office:value-type="percentage" office:value="0.0902919900852501" calcext:value-type="percentage">
            <text:p>9.03%</text:p>
          </table:table-cell>
          <table:table-cell table:formula="of:=[.A54]*(1-[.B54])" office:value-type="float" office:value="41.8465684560785" calcext:value-type="float">
            <text:p>41.85</text:p>
          </table:table-cell>
          <table:table-cell table:formula="of:=ROUND([.C54];0)" office:value-type="float" office:value="42" calcext:value-type="float">
            <text:p>42.00</text:p>
          </table:table-cell>
          <table:table-cell table:formula="of:=RAND()*[.$L$1]" office:value-type="percentage" office:value="0.0105143902575056" calcext:value-type="percentage">
            <text:p>1.05%</text:p>
          </table:table-cell>
          <table:table-cell table:formula="of:=[.A54]*(1+[.E54])" office:value-type="float" office:value="46.4836619518453" calcext:value-type="float">
            <text:p>46.48</text:p>
          </table:table-cell>
          <table:table-cell table:formula="of:=ROUND([.F54];0)" office:value-type="float" office:value="46" calcext:value-type="float">
            <text:p>46.00</text:p>
          </table:table-cell>
          <table:table-cell table:formula="of:=AVERAGE([.A54];[.C54];[.F54])" office:value-type="float" office:value="44.7767434693079" calcext:value-type="float">
            <text:p>44.78</text:p>
          </table:table-cell>
          <table:table-cell table:formula="of:=([.A54]-[.H54])/[.A54]" office:value-type="percentage" office:value="0.0265925332759149" calcext:value-type="percentage">
            <text:p>2.66%</text:p>
          </table:table-cell>
          <table:table-cell table:number-columns-repeated="3"/>
        </table:table-row>
        <table:table-row table:style-name="ro1">
          <table:table-cell table:style-name="ce12" office:value-type="float" office:value="106" calcext:value-type="float">
            <text:p>106.00</text:p>
          </table:table-cell>
          <table:table-cell table:formula="of:=RAND()*[.$L$1]" office:value-type="percentage" office:value="0.10336859499372" calcext:value-type="percentage">
            <text:p>10.34%</text:p>
          </table:table-cell>
          <table:table-cell table:formula="of:=[.A55]*(1-[.B55])" office:value-type="float" office:value="95.0429289306657" calcext:value-type="float">
            <text:p>95.04</text:p>
          </table:table-cell>
          <table:table-cell table:formula="of:=ROUND([.C55];0)" office:value-type="float" office:value="95" calcext:value-type="float">
            <text:p>95.00</text:p>
          </table:table-cell>
          <table:table-cell table:formula="of:=RAND()*[.$L$1]" office:value-type="percentage" office:value="0.00949218041003188" calcext:value-type="percentage">
            <text:p>0.95%</text:p>
          </table:table-cell>
          <table:table-cell table:formula="of:=[.A55]*(1+[.E55])" office:value-type="float" office:value="107.006171123463" calcext:value-type="float">
            <text:p>107.01</text:p>
          </table:table-cell>
          <table:table-cell table:formula="of:=ROUND([.F55];0)" office:value-type="float" office:value="107" calcext:value-type="float">
            <text:p>107.00</text:p>
          </table:table-cell>
          <table:table-cell table:formula="of:=AVERAGE([.A55];[.C55];[.F55])" office:value-type="float" office:value="102.683033351376" calcext:value-type="float">
            <text:p>102.68</text:p>
          </table:table-cell>
          <table:table-cell table:formula="of:=([.A55]-[.H55])/[.A55]" office:value-type="percentage" office:value="0.0312921381945626" calcext:value-type="percentage">
            <text:p>3.13%</text:p>
          </table:table-cell>
          <table:table-cell table:number-columns-repeated="3"/>
        </table:table-row>
        <table:table-row table:style-name="ro1">
          <table:table-cell table:style-name="ce12" office:value-type="float" office:value="99" calcext:value-type="float">
            <text:p>99.00</text:p>
          </table:table-cell>
          <table:table-cell table:formula="of:=RAND()*[.$L$1]" office:value-type="percentage" office:value="0.0639388910364946" calcext:value-type="percentage">
            <text:p>6.39%</text:p>
          </table:table-cell>
          <table:table-cell table:formula="of:=[.A56]*(1-[.B56])" office:value-type="float" office:value="92.670049787387" calcext:value-type="float">
            <text:p>92.67</text:p>
          </table:table-cell>
          <table:table-cell table:formula="of:=ROUND([.C56];0)" office:value-type="float" office:value="93" calcext:value-type="float">
            <text:p>93.00</text:p>
          </table:table-cell>
          <table:table-cell table:formula="of:=RAND()*[.$L$1]" office:value-type="percentage" office:value="0.0510450352148923" calcext:value-type="percentage">
            <text:p>5.10%</text:p>
          </table:table-cell>
          <table:table-cell table:formula="of:=[.A56]*(1+[.E56])" office:value-type="float" office:value="104.053458486274" calcext:value-type="float">
            <text:p>104.05</text:p>
          </table:table-cell>
          <table:table-cell table:formula="of:=ROUND([.F56];0)" office:value-type="float" office:value="104" calcext:value-type="float">
            <text:p>104.00</text:p>
          </table:table-cell>
          <table:table-cell table:formula="of:=AVERAGE([.A56];[.C56];[.F56])" office:value-type="float" office:value="98.5745027578871" calcext:value-type="float">
            <text:p>98.57</text:p>
          </table:table-cell>
          <table:table-cell table:formula="of:=([.A56]-[.H56])/[.A56]" office:value-type="percentage" office:value="0.00429795194053417" calcext:value-type="percentage">
            <text:p>0.43%</text:p>
          </table:table-cell>
          <table:table-cell table:number-columns-repeated="3"/>
        </table:table-row>
        <table:table-row table:style-name="ro1">
          <table:table-cell table:style-name="ce13" office:value-type="float" office:value="173" calcext:value-type="float">
            <text:p>173.00</text:p>
          </table:table-cell>
          <table:table-cell table:formula="of:=RAND()*[.$L$1]" office:value-type="percentage" office:value="0.113395139701996" calcext:value-type="percentage">
            <text:p>11.34%</text:p>
          </table:table-cell>
          <table:table-cell table:formula="of:=[.A57]*(1-[.B57])" office:value-type="float" office:value="153.382640831555" calcext:value-type="float">
            <text:p>153.38</text:p>
          </table:table-cell>
          <table:table-cell table:formula="of:=ROUND([.C57];0)" office:value-type="float" office:value="153" calcext:value-type="float">
            <text:p>153.00</text:p>
          </table:table-cell>
          <table:table-cell table:formula="of:=RAND()*[.$L$1]" office:value-type="percentage" office:value="0.100996004879738" calcext:value-type="percentage">
            <text:p>10.10%</text:p>
          </table:table-cell>
          <table:table-cell table:formula="of:=[.A57]*(1+[.E57])" office:value-type="float" office:value="190.472308844195" calcext:value-type="float">
            <text:p>190.47</text:p>
          </table:table-cell>
          <table:table-cell table:formula="of:=ROUND([.F57];0)" office:value-type="float" office:value="190" calcext:value-type="float">
            <text:p>190.00</text:p>
          </table:table-cell>
          <table:table-cell table:formula="of:=AVERAGE([.A57];[.C57];[.F57])" office:value-type="float" office:value="172.28498322525" calcext:value-type="float">
            <text:p>172.28</text:p>
          </table:table-cell>
          <table:table-cell table:formula="of:=([.A57]-[.H57])/[.A57]" office:value-type="percentage" office:value="0.0041330449407525" calcext:value-type="percentage">
            <text:p>0.41%</text:p>
          </table:table-cell>
          <table:table-cell table:number-columns-repeated="3"/>
        </table:table-row>
        <table:table-row table:style-name="ro1">
          <table:table-cell table:style-name="ce13" office:value-type="float" office:value="47" calcext:value-type="float">
            <text:p>47.00</text:p>
          </table:table-cell>
          <table:table-cell table:formula="of:=RAND()*[.$L$1]" office:value-type="percentage" office:value="0.0594543090933856" calcext:value-type="percentage">
            <text:p>5.95%</text:p>
          </table:table-cell>
          <table:table-cell table:formula="of:=[.A58]*(1-[.B58])" office:value-type="float" office:value="44.2056474726109" calcext:value-type="float">
            <text:p>44.21</text:p>
          </table:table-cell>
          <table:table-cell table:formula="of:=ROUND([.C58];0)" office:value-type="float" office:value="44" calcext:value-type="float">
            <text:p>44.00</text:p>
          </table:table-cell>
          <table:table-cell table:formula="of:=RAND()*[.$L$1]" office:value-type="percentage" office:value="0.167582403657338" calcext:value-type="percentage">
            <text:p>16.76%</text:p>
          </table:table-cell>
          <table:table-cell table:formula="of:=[.A58]*(1+[.E58])" office:value-type="float" office:value="54.8763729718949" calcext:value-type="float">
            <text:p>54.88</text:p>
          </table:table-cell>
          <table:table-cell table:formula="of:=ROUND([.F58];0)" office:value-type="float" office:value="55" calcext:value-type="float">
            <text:p>55.00</text:p>
          </table:table-cell>
          <table:table-cell table:formula="of:=AVERAGE([.A58];[.C58];[.F58])" office:value-type="float" office:value="48.6940068148353" calcext:value-type="float">
            <text:p>48.69</text:p>
          </table:table-cell>
          <table:table-cell table:formula="of:=([.A58]-[.H58])/[.A58]" office:value-type="percentage" office:value="-0.0360426981879842" calcext:value-type="percentage">
            <text:p>-3.60%</text:p>
          </table:table-cell>
          <table:table-cell table:number-columns-repeated="3"/>
        </table:table-row>
        <table:table-row table:style-name="ro1">
          <table:table-cell table:style-name="ce13" office:value-type="float" office:value="272" calcext:value-type="float">
            <text:p>272.00</text:p>
          </table:table-cell>
          <table:table-cell table:formula="of:=RAND()*[.$L$1]" office:value-type="percentage" office:value="0.0772358647272521" calcext:value-type="percentage">
            <text:p>7.72%</text:p>
          </table:table-cell>
          <table:table-cell table:formula="of:=[.A59]*(1-[.B59])" office:value-type="float" office:value="250.991844794187" calcext:value-type="float">
            <text:p>250.99</text:p>
          </table:table-cell>
          <table:table-cell table:formula="of:=ROUND([.C59];0)" office:value-type="float" office:value="251" calcext:value-type="float">
            <text:p>251.00</text:p>
          </table:table-cell>
          <table:table-cell table:formula="of:=RAND()*[.$L$1]" office:value-type="percentage" office:value="0.103471596277319" calcext:value-type="percentage">
            <text:p>10.35%</text:p>
          </table:table-cell>
          <table:table-cell table:formula="of:=[.A59]*(1+[.E59])" office:value-type="float" office:value="300.144274187431" calcext:value-type="float">
            <text:p>300.14</text:p>
          </table:table-cell>
          <table:table-cell table:formula="of:=ROUND([.F59];0)" office:value-type="float" office:value="300" calcext:value-type="float">
            <text:p>300.00</text:p>
          </table:table-cell>
          <table:table-cell table:formula="of:=AVERAGE([.A59];[.C59];[.F59])" office:value-type="float" office:value="274.378706327206" calcext:value-type="float">
            <text:p>274.38</text:p>
          </table:table-cell>
          <table:table-cell table:formula="of:=([.A59]-[.H59])/[.A59]" office:value-type="percentage" office:value="-0.00874524385002239" calcext:value-type="percentage">
            <text:p>-0.87%</text:p>
          </table:table-cell>
          <table:table-cell table:number-columns-repeated="3"/>
        </table:table-row>
        <table:table-row table:style-name="ro1">
          <table:table-cell table:style-name="ce13" office:value-type="float" office:value="21" calcext:value-type="float">
            <text:p>21.00</text:p>
          </table:table-cell>
          <table:table-cell table:formula="of:=RAND()*[.$L$1]" office:value-type="percentage" office:value="0.107732050792851" calcext:value-type="percentage">
            <text:p>10.77%</text:p>
          </table:table-cell>
          <table:table-cell table:formula="of:=[.A60]*(1-[.B60])" office:value-type="float" office:value="18.7376269333501" calcext:value-type="float">
            <text:p>18.74</text:p>
          </table:table-cell>
          <table:table-cell table:formula="of:=ROUND([.C60];0)" office:value-type="float" office:value="19" calcext:value-type="float">
            <text:p>19.00</text:p>
          </table:table-cell>
          <table:table-cell table:formula="of:=RAND()*[.$L$1]" office:value-type="percentage" office:value="0.123788394112004" calcext:value-type="percentage">
            <text:p>12.38%</text:p>
          </table:table-cell>
          <table:table-cell table:formula="of:=[.A60]*(1+[.E60])" office:value-type="float" office:value="23.5995562763521" calcext:value-type="float">
            <text:p>23.60</text:p>
          </table:table-cell>
          <table:table-cell table:formula="of:=ROUND([.F60];0)" office:value-type="float" office:value="24" calcext:value-type="float">
            <text:p>24.00</text:p>
          </table:table-cell>
          <table:table-cell table:formula="of:=AVERAGE([.A60];[.C60];[.F60])" office:value-type="float" office:value="21.1123944032341" calcext:value-type="float">
            <text:p>21.11</text:p>
          </table:table-cell>
          <table:table-cell table:formula="of:=([.A60]-[.H60])/[.A60]" office:value-type="percentage" office:value="-0.0053521144397178" calcext:value-type="percentage">
            <text:p>-0.54%</text:p>
          </table:table-cell>
          <table:table-cell table:number-columns-repeated="3"/>
        </table:table-row>
        <table:table-row table:style-name="ro1">
          <table:table-cell table:style-name="ce13" office:value-type="float" office:value="36" calcext:value-type="float">
            <text:p>36.00</text:p>
          </table:table-cell>
          <table:table-cell table:formula="of:=RAND()*[.$L$1]" office:value-type="percentage" office:value="0.080678767006868" calcext:value-type="percentage">
            <text:p>8.07%</text:p>
          </table:table-cell>
          <table:table-cell table:formula="of:=[.A61]*(1-[.B61])" office:value-type="float" office:value="33.0955643877528" calcext:value-type="float">
            <text:p>33.10</text:p>
          </table:table-cell>
          <table:table-cell table:formula="of:=ROUND([.C61];0)" office:value-type="float" office:value="33" calcext:value-type="float">
            <text:p>33.00</text:p>
          </table:table-cell>
          <table:table-cell table:formula="of:=RAND()*[.$L$1]" office:value-type="percentage" office:value="0.0156213859285148" calcext:value-type="percentage">
            <text:p>1.56%</text:p>
          </table:table-cell>
          <table:table-cell table:formula="of:=[.A61]*(1+[.E61])" office:value-type="float" office:value="36.5623698934265" calcext:value-type="float">
            <text:p>36.56</text:p>
          </table:table-cell>
          <table:table-cell table:formula="of:=ROUND([.F61];0)" office:value-type="float" office:value="37" calcext:value-type="float">
            <text:p>37.00</text:p>
          </table:table-cell>
          <table:table-cell table:formula="of:=AVERAGE([.A61];[.C61];[.F61])" office:value-type="float" office:value="35.2193114270598" calcext:value-type="float">
            <text:p>35.22</text:p>
          </table:table-cell>
          <table:table-cell table:formula="of:=([.A61]-[.H61])/[.A61]" office:value-type="percentage" office:value="0.0216857936927845" calcext:value-type="percentage">
            <text:p>2.17%</text:p>
          </table:table-cell>
          <table:table-cell table:number-columns-repeated="3"/>
        </table:table-row>
        <table:table-row table:style-name="ro1">
          <table:table-cell table:style-name="ce13" office:value-type="float" office:value="30" calcext:value-type="float">
            <text:p>30.00</text:p>
          </table:table-cell>
          <table:table-cell table:formula="of:=RAND()*[.$L$1]" office:value-type="percentage" office:value="0.194058708748089" calcext:value-type="percentage">
            <text:p>19.41%</text:p>
          </table:table-cell>
          <table:table-cell table:formula="of:=[.A62]*(1-[.B62])" office:value-type="float" office:value="24.1782387375573" calcext:value-type="float">
            <text:p>24.18</text:p>
          </table:table-cell>
          <table:table-cell table:formula="of:=ROUND([.C62];0)" office:value-type="float" office:value="24" calcext:value-type="float">
            <text:p>24.00</text:p>
          </table:table-cell>
          <table:table-cell table:formula="of:=RAND()*[.$L$1]" office:value-type="percentage" office:value="0.18650513345801" calcext:value-type="percentage">
            <text:p>18.65%</text:p>
          </table:table-cell>
          <table:table-cell table:formula="of:=[.A62]*(1+[.E62])" office:value-type="float" office:value="35.5951540037403" calcext:value-type="float">
            <text:p>35.60</text:p>
          </table:table-cell>
          <table:table-cell table:formula="of:=ROUND([.F62];0)" office:value-type="float" office:value="36" calcext:value-type="float">
            <text:p>36.00</text:p>
          </table:table-cell>
          <table:table-cell table:formula="of:=AVERAGE([.A62];[.C62];[.F62])" office:value-type="float" office:value="29.9244642470992" calcext:value-type="float">
            <text:p>29.92</text:p>
          </table:table-cell>
          <table:table-cell table:formula="of:=([.A62]-[.H62])/[.A62]" office:value-type="percentage" office:value="0.00251785843002625" calcext:value-type="percentage">
            <text:p>0.25%</text:p>
          </table:table-cell>
          <table:table-cell table:number-columns-repeated="3"/>
        </table:table-row>
        <table:table-row table:style-name="ro1">
          <table:table-cell table:style-name="ce13" office:value-type="float" office:value="26" calcext:value-type="float">
            <text:p>26.00</text:p>
          </table:table-cell>
          <table:table-cell table:formula="of:=RAND()*[.$L$1]" office:value-type="percentage" office:value="0.0346588777287273" calcext:value-type="percentage">
            <text:p>3.47%</text:p>
          </table:table-cell>
          <table:table-cell table:formula="of:=[.A63]*(1-[.B63])" office:value-type="float" office:value="25.0988691790531" calcext:value-type="float">
            <text:p>25.10</text:p>
          </table:table-cell>
          <table:table-cell table:formula="of:=ROUND([.C63];0)" office:value-type="float" office:value="25" calcext:value-type="float">
            <text:p>25.00</text:p>
          </table:table-cell>
          <table:table-cell table:formula="of:=RAND()*[.$L$1]" office:value-type="percentage" office:value="0.172189660283076" calcext:value-type="percentage">
            <text:p>17.22%</text:p>
          </table:table-cell>
          <table:table-cell table:formula="of:=[.A63]*(1+[.E63])" office:value-type="float" office:value="30.47693116736" calcext:value-type="float">
            <text:p>30.48</text:p>
          </table:table-cell>
          <table:table-cell table:formula="of:=ROUND([.F63];0)" office:value-type="float" office:value="30" calcext:value-type="float">
            <text:p>30.00</text:p>
          </table:table-cell>
          <table:table-cell table:formula="of:=AVERAGE([.A63];[.C63];[.F63])" office:value-type="float" office:value="27.1919334488043" calcext:value-type="float">
            <text:p>27.19</text:p>
          </table:table-cell>
          <table:table-cell table:formula="of:=([.A63]-[.H63])/[.A63]" office:value-type="percentage" office:value="-0.0458435941847828" calcext:value-type="percentage">
            <text:p>-4.58%</text:p>
          </table:table-cell>
          <table:table-cell table:number-columns-repeated="3"/>
        </table:table-row>
        <table:table-row table:style-name="ro1">
          <table:table-cell table:style-name="ce14" office:value-type="float" office:value="4300" calcext:value-type="float">
            <text:p>4,300.00</text:p>
          </table:table-cell>
          <table:table-cell table:formula="of:=RAND()*[.$L$1]" office:value-type="percentage" office:value="0.00256526741369982" calcext:value-type="percentage">
            <text:p>0.26%</text:p>
          </table:table-cell>
          <table:table-cell table:formula="of:=[.A64]*(1-[.B64])" office:value-type="float" office:value="4288.96935012109" calcext:value-type="float">
            <text:p>4,288.97</text:p>
          </table:table-cell>
          <table:table-cell table:formula="of:=ROUND([.C64];0)" office:value-type="float" office:value="4289" calcext:value-type="float">
            <text:p>4,289.00</text:p>
          </table:table-cell>
          <table:table-cell table:formula="of:=RAND()*[.$L$1]" office:value-type="percentage" office:value="0.0839495974004707" calcext:value-type="percentage">
            <text:p>8.39%</text:p>
          </table:table-cell>
          <table:table-cell table:formula="of:=[.A64]*(1+[.E64])" office:value-type="float" office:value="4660.98326882202" calcext:value-type="float">
            <text:p>4,660.98</text:p>
          </table:table-cell>
          <table:table-cell table:formula="of:=ROUND([.F64];0)" office:value-type="float" office:value="4661" calcext:value-type="float">
            <text:p>4,661.00</text:p>
          </table:table-cell>
          <table:table-cell table:formula="of:=AVERAGE([.A64];[.C64];[.F64])" office:value-type="float" office:value="4416.65087298104" calcext:value-type="float">
            <text:p>4,416.65</text:p>
          </table:table-cell>
          <table:table-cell table:formula="of:=([.A64]-[.H64])/[.A64]" office:value-type="percentage" office:value="-0.0271281099955903" calcext:value-type="percentage">
            <text:p>-2.71%</text:p>
          </table:table-cell>
          <table:table-cell table:number-columns-repeated="3"/>
        </table:table-row>
        <table:table-row table:style-name="ro1">
          <table:table-cell table:style-name="ce14" office:value-type="float" office:value="90" calcext:value-type="float">
            <text:p>90.00</text:p>
          </table:table-cell>
          <table:table-cell table:formula="of:=RAND()*[.$L$1]" office:value-type="percentage" office:value="0.188901849982059" calcext:value-type="percentage">
            <text:p>18.89%</text:p>
          </table:table-cell>
          <table:table-cell table:formula="of:=[.A65]*(1-[.B65])" office:value-type="float" office:value="72.9988335016147" calcext:value-type="float">
            <text:p>73.00</text:p>
          </table:table-cell>
          <table:table-cell table:formula="of:=ROUND([.C65];0)" office:value-type="float" office:value="73" calcext:value-type="float">
            <text:p>73.00</text:p>
          </table:table-cell>
          <table:table-cell table:formula="of:=RAND()*[.$L$1]" office:value-type="percentage" office:value="0.0920131329386299" calcext:value-type="percentage">
            <text:p>9.20%</text:p>
          </table:table-cell>
          <table:table-cell table:formula="of:=[.A65]*(1+[.E65])" office:value-type="float" office:value="98.2811819644767" calcext:value-type="float">
            <text:p>98.28</text:p>
          </table:table-cell>
          <table:table-cell table:formula="of:=ROUND([.F65];0)" office:value-type="float" office:value="98" calcext:value-type="float">
            <text:p>98.00</text:p>
          </table:table-cell>
          <table:table-cell table:formula="of:=AVERAGE([.A65];[.C65];[.F65])" office:value-type="float" office:value="87.0933384886972" calcext:value-type="float">
            <text:p>87.09</text:p>
          </table:table-cell>
          <table:table-cell table:formula="of:=([.A65]-[.H65])/[.A65]" office:value-type="percentage" office:value="0.0322962390144762" calcext:value-type="percentage">
            <text:p>3.23%</text:p>
          </table:table-cell>
          <table:table-cell table:number-columns-repeated="3"/>
        </table:table-row>
        <table:table-row table:style-name="ro1">
          <table:table-cell table:style-name="ce14" office:value-type="float" office:value="37" calcext:value-type="float">
            <text:p>37.00</text:p>
          </table:table-cell>
          <table:table-cell table:formula="of:=RAND()*[.$L$1]" office:value-type="percentage" office:value="0.0475880012538652" calcext:value-type="percentage">
            <text:p>4.76%</text:p>
          </table:table-cell>
          <table:table-cell table:formula="of:=[.A66]*(1-[.B66])" office:value-type="float" office:value="35.239243953607" calcext:value-type="float">
            <text:p>35.24</text:p>
          </table:table-cell>
          <table:table-cell table:formula="of:=ROUND([.C66];0)" office:value-type="float" office:value="35" calcext:value-type="float">
            <text:p>35.00</text:p>
          </table:table-cell>
          <table:table-cell table:formula="of:=RAND()*[.$L$1]" office:value-type="percentage" office:value="0.103355504906727" calcext:value-type="percentage">
            <text:p>10.34%</text:p>
          </table:table-cell>
          <table:table-cell table:formula="of:=[.A66]*(1+[.E66])" office:value-type="float" office:value="40.8241536815489" calcext:value-type="float">
            <text:p>40.82</text:p>
          </table:table-cell>
          <table:table-cell table:formula="of:=ROUND([.F66];0)" office:value-type="float" office:value="41" calcext:value-type="float">
            <text:p>41.00</text:p>
          </table:table-cell>
          <table:table-cell table:formula="of:=AVERAGE([.A66];[.C66];[.F66])" office:value-type="float" office:value="37.6877992117186" calcext:value-type="float">
            <text:p>37.69</text:p>
          </table:table-cell>
          <table:table-cell table:formula="of:=([.A66]-[.H66])/[.A66]" office:value-type="percentage" office:value="-0.0185891678842872" calcext:value-type="percentage">
            <text:p>-1.86%</text:p>
          </table:table-cell>
          <table:table-cell table:number-columns-repeated="3"/>
        </table:table-row>
        <table:table-row table:style-name="ro1">
          <table:table-cell table:style-name="ce14" office:value-type="float" office:value="350" calcext:value-type="float">
            <text:p>350.00</text:p>
          </table:table-cell>
          <table:table-cell table:formula="of:=RAND()*[.$L$1]" office:value-type="percentage" office:value="0.196055217300619" calcext:value-type="percentage">
            <text:p>19.61%</text:p>
          </table:table-cell>
          <table:table-cell table:formula="of:=[.A67]*(1-[.B67])" office:value-type="float" office:value="281.380673944783" calcext:value-type="float">
            <text:p>281.38</text:p>
          </table:table-cell>
          <table:table-cell table:formula="of:=ROUND([.C67];0)" office:value-type="float" office:value="281" calcext:value-type="float">
            <text:p>281.00</text:p>
          </table:table-cell>
          <table:table-cell table:formula="of:=RAND()*[.$L$1]" office:value-type="percentage" office:value="0.0578216776572473" calcext:value-type="percentage">
            <text:p>5.78%</text:p>
          </table:table-cell>
          <table:table-cell table:formula="of:=[.A67]*(1+[.E67])" office:value-type="float" office:value="370.237587180037" calcext:value-type="float">
            <text:p>370.24</text:p>
          </table:table-cell>
          <table:table-cell table:formula="of:=ROUND([.F67];0)" office:value-type="float" office:value="370" calcext:value-type="float">
            <text:p>370.00</text:p>
          </table:table-cell>
          <table:table-cell table:formula="of:=AVERAGE([.A67];[.C67];[.F67])" office:value-type="float" office:value="333.872753708273" calcext:value-type="float">
            <text:p>333.87</text:p>
          </table:table-cell>
          <table:table-cell table:formula="of:=([.A67]-[.H67])/[.A67]" office:value-type="percentage" office:value="0.0460778465477907" calcext:value-type="percentage">
            <text:p>4.61%</text:p>
          </table:table-cell>
          <table:table-cell table:number-columns-repeated="3"/>
        </table:table-row>
        <table:table-row table:style-name="ro1">
          <table:table-cell table:style-name="ce15" office:value-type="float" office:value="360" calcext:value-type="float">
            <text:p>360.00</text:p>
          </table:table-cell>
          <table:table-cell table:formula="of:=RAND()*[.$L$1]" office:value-type="percentage" office:value="0.00855978324638804" calcext:value-type="percentage">
            <text:p>0.86%</text:p>
          </table:table-cell>
          <table:table-cell table:formula="of:=[.A68]*(1-[.B68])" office:value-type="float" office:value="356.9184780313" calcext:value-type="float">
            <text:p>356.92</text:p>
          </table:table-cell>
          <table:table-cell table:formula="of:=ROUND([.C68];0)" office:value-type="float" office:value="357" calcext:value-type="float">
            <text:p>357.00</text:p>
          </table:table-cell>
          <table:table-cell table:formula="of:=RAND()*[.$L$1]" office:value-type="percentage" office:value="0.178230507102904" calcext:value-type="percentage">
            <text:p>17.82%</text:p>
          </table:table-cell>
          <table:table-cell table:formula="of:=[.A68]*(1+[.E68])" office:value-type="float" office:value="424.162982557045" calcext:value-type="float">
            <text:p>424.16</text:p>
          </table:table-cell>
          <table:table-cell table:formula="of:=ROUND([.F68];0)" office:value-type="float" office:value="424" calcext:value-type="float">
            <text:p>424.00</text:p>
          </table:table-cell>
          <table:table-cell table:formula="of:=AVERAGE([.A68];[.C68];[.F68])" office:value-type="float" office:value="380.360486862782" calcext:value-type="float">
            <text:p>380.36</text:p>
          </table:table-cell>
          <table:table-cell table:formula="of:=([.A68]-[.H68])/[.A68]" office:value-type="percentage" office:value="-0.0565569079521719" calcext:value-type="percentage">
            <text:p>-5.66%</text:p>
          </table:table-cell>
          <table:table-cell table:number-columns-repeated="3"/>
        </table:table-row>
        <table:table-row table:style-name="ro1">
          <table:table-cell table:style-name="ce16" office:value-type="float" office:value="400" calcext:value-type="float">
            <text:p>400.00</text:p>
          </table:table-cell>
          <table:table-cell table:formula="of:=RAND()*[.$L$1]" office:value-type="percentage" office:value="0.162017067073853" calcext:value-type="percentage">
            <text:p>16.20%</text:p>
          </table:table-cell>
          <table:table-cell table:formula="of:=[.A69]*(1-[.B69])" office:value-type="float" office:value="335.193173170459" calcext:value-type="float">
            <text:p>335.19</text:p>
          </table:table-cell>
          <table:table-cell table:formula="of:=ROUND([.C69];0)" office:value-type="float" office:value="335" calcext:value-type="float">
            <text:p>335.00</text:p>
          </table:table-cell>
          <table:table-cell table:formula="of:=RAND()*[.$L$1]" office:value-type="percentage" office:value="0.176650941974044" calcext:value-type="percentage">
            <text:p>17.67%</text:p>
          </table:table-cell>
          <table:table-cell table:formula="of:=[.A69]*(1+[.E69])" office:value-type="float" office:value="470.660376789618" calcext:value-type="float">
            <text:p>470.66</text:p>
          </table:table-cell>
          <table:table-cell table:formula="of:=ROUND([.F69];0)" office:value-type="float" office:value="471" calcext:value-type="float">
            <text:p>471.00</text:p>
          </table:table-cell>
          <table:table-cell table:formula="of:=AVERAGE([.A69];[.C69];[.F69])" office:value-type="float" office:value="401.951183320026" calcext:value-type="float">
            <text:p>401.95</text:p>
          </table:table-cell>
          <table:table-cell table:formula="of:=([.A69]-[.H69])/[.A69]" office:value-type="percentage" office:value="-0.00487795830006391" calcext:value-type="percentage">
            <text:p>-0.49%</text:p>
          </table:table-cell>
          <table:table-cell table:number-columns-repeated="3"/>
        </table:table-row>
        <table:table-row table:style-name="ro1">
          <table:table-cell table:style-name="ce16" office:value-type="float" office:value="130" calcext:value-type="float">
            <text:p>130.00</text:p>
          </table:table-cell>
          <table:table-cell table:formula="of:=RAND()*[.$L$1]" office:value-type="percentage" office:value="0.195219744583408" calcext:value-type="percentage">
            <text:p>19.52%</text:p>
          </table:table-cell>
          <table:table-cell table:formula="of:=[.A70]*(1-[.B70])" office:value-type="float" office:value="104.621433204157" calcext:value-type="float">
            <text:p>104.62</text:p>
          </table:table-cell>
          <table:table-cell table:formula="of:=ROUND([.C70];0)" office:value-type="float" office:value="105" calcext:value-type="float">
            <text:p>105.00</text:p>
          </table:table-cell>
          <table:table-cell table:formula="of:=RAND()*[.$L$1]" office:value-type="percentage" office:value="0.0494409728595393" calcext:value-type="percentage">
            <text:p>4.94%</text:p>
          </table:table-cell>
          <table:table-cell table:formula="of:=[.A70]*(1+[.E70])" office:value-type="float" office:value="136.42732647174" calcext:value-type="float">
            <text:p>136.43</text:p>
          </table:table-cell>
          <table:table-cell table:formula="of:=ROUND([.F70];0)" office:value-type="float" office:value="136" calcext:value-type="float">
            <text:p>136.00</text:p>
          </table:table-cell>
          <table:table-cell table:formula="of:=AVERAGE([.A70];[.C70];[.F70])" office:value-type="float" office:value="123.682919891966" calcext:value-type="float">
            <text:p>123.68</text:p>
          </table:table-cell>
          <table:table-cell table:formula="of:=([.A70]-[.H70])/[.A70]" office:value-type="percentage" office:value="0.0485929239079561" calcext:value-type="percentage">
            <text:p>4.86%</text:p>
          </table:table-cell>
          <table:table-cell table:number-columns-repeated="3"/>
        </table:table-row>
        <table:table-row table:style-name="ro1" table:number-rows-repeated="104850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aculations.A2:Caculations.A2">
            <calcext:condition calcext:apply-style-name="ConditionalStyle_18" calcext:value="=MIN([.$H2:.$Q2])" calcext:base-cell-address="Caculations.A2"/>
          </calcext:conditional-format>
          <calcext:conditional-format calcext:target-range-address="Caculations.A3:Caculations.A9">
            <calcext:condition calcext:apply-style-name="ConditionalStyle_16" calcext:value="=MIN(#REF!)" calcext:base-cell-address="Caculations.A3"/>
          </calcext:conditional-format>
          <calcext:conditional-format calcext:target-range-address="Caculations.A10:Caculations.A15">
            <calcext:condition calcext:apply-style-name="ConditionalStyle_15" calcext:value="=MIN(#REF!)" calcext:base-cell-address="Caculations.A10"/>
          </calcext:conditional-format>
          <calcext:conditional-format calcext:target-range-address="Caculations.A16:Caculations.A22">
            <calcext:condition calcext:apply-style-name="ConditionalStyle_14" calcext:value="=MIN(#REF!)" calcext:base-cell-address="Caculations.A16"/>
          </calcext:conditional-format>
          <calcext:conditional-format calcext:target-range-address="Caculations.A23:Caculations.A27">
            <calcext:condition calcext:apply-style-name="ConditionalStyle_13" calcext:value="=MIN(#REF!)" calcext:base-cell-address="Caculations.A23"/>
          </calcext:conditional-format>
          <calcext:conditional-format calcext:target-range-address="Caculations.A28:Caculations.A34">
            <calcext:condition calcext:apply-style-name="ConditionalStyle_12" calcext:value="=MIN(#REF!)" calcext:base-cell-address="Caculations.A28"/>
          </calcext:conditional-format>
          <calcext:conditional-format calcext:target-range-address="Caculations.A35:Caculations.A39">
            <calcext:condition calcext:apply-style-name="ConditionalStyle_11" calcext:value="=MIN(#REF!)" calcext:base-cell-address="Caculations.A35"/>
          </calcext:conditional-format>
          <calcext:conditional-format calcext:target-range-address="Caculations.A40:Caculations.A46">
            <calcext:condition calcext:apply-style-name="ConditionalStyle_10" calcext:value="=MIN(#REF!)" calcext:base-cell-address="Caculations.A40"/>
          </calcext:conditional-format>
          <calcext:conditional-format calcext:target-range-address="Caculations.A47:Caculations.A50">
            <calcext:condition calcext:apply-style-name="ConditionalStyle_9" calcext:value="=MIN(#REF!)" calcext:base-cell-address="Caculations.A47"/>
          </calcext:conditional-format>
          <calcext:conditional-format calcext:target-range-address="Caculations.A51:Caculations.A51">
            <calcext:condition calcext:apply-style-name="ConditionalStyle_8" calcext:value="=MIN(#REF!)" calcext:base-cell-address="Caculations.A51"/>
          </calcext:conditional-format>
          <calcext:conditional-format calcext:target-range-address="Caculations.A52:Caculations.A56">
            <calcext:condition calcext:apply-style-name="ConditionalStyle_7" calcext:value="=MIN(#REF!)" calcext:base-cell-address="Caculations.A52"/>
          </calcext:conditional-format>
          <calcext:conditional-format calcext:target-range-address="Caculations.A57:Caculations.A63">
            <calcext:condition calcext:apply-style-name="ConditionalStyle_6" calcext:value="=MIN(#REF!)" calcext:base-cell-address="Caculations.A57"/>
          </calcext:conditional-format>
          <calcext:conditional-format calcext:target-range-address="Caculations.A64:Caculations.A67">
            <calcext:condition calcext:apply-style-name="ConditionalStyle_5" calcext:value="=MIN(#REF!)" calcext:base-cell-address="Caculations.A64"/>
          </calcext:conditional-format>
          <calcext:conditional-format calcext:target-range-address="Caculations.A68:Caculations.A68">
            <calcext:condition calcext:apply-style-name="ConditionalStyle_4" calcext:value="=MIN(#REF!)" calcext:base-cell-address="Caculations.A68"/>
          </calcext:conditional-format>
          <calcext:conditional-format calcext:target-range-address="Caculations.A69:Caculations.A70">
            <calcext:condition calcext:apply-style-name="ConditionalStyle_3" calcext:value="=MIN(#REF!)" calcext:base-cell-address="Caculations.A69"/>
          </calcext:conditional-format>
        </calcext:conditional-formats>
      </table:table>
      <table:table table:name="beeline traffic" table:style-name="ta1">
        <office:forms form:automatic-focus="false" form:apply-design-mode="false"/>
        <table:shapes>
          <draw:frame draw:z-index="0" draw:style-name="gr1" draw:text-style-name="P1" svg:width="15.986cm" svg:height="9.004cm" svg:x="2.504cm" svg:y="7.252cm">
            <draw:object draw:notify-on-update-of-ranges="'beeline traffic'.A3:'beeline traffic'.A3 'beeline traffic'.F3:'beeline traffic'.F3 'beeline traffic'.A4:'beeline traffic'.A4 'beeline traffic'.F4:'beeline traffic'.F4 'beeline traffic'.A5:'beeline traffic'.A5 'beeline traffic'.F5:'beeline traffic'.F5 'beeline traffic'.A6:'beeline traffic'.A6 'beeline traffic'.F6:'beeline traffic'.F6 'beeline traffic'.A7:'beeline traffic'.A7 'beeline traffic'.F7:'beeline traffic'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time_20_stamp"/>
        <table:table-column table:style-name="co1" table:number-columns-repeated="3" table:default-cell-style-name="traffic"/>
        <table:table-column table:style-name="co1" table:default-cell-style-name="period_2c__20_days"/>
        <table:table-column table:style-name="co1" table:default-cell-style-name="traffic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s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suply</text:p>
          </table:table-cell>
          <table:table-cell table:style-name="Default" office:value-type="string" calcext:value-type="string">
            <text:p>Consumption</text:p>
          </table:table-cell>
          <table:table-cell table:style-name="Default" office:value-type="string" calcext:value-type="string">
            <text:p>Period</text:p>
          </table:table-cell>
          <table:table-cell table:style-name="Default" office:value-type="string" calcext:value-type="string">
            <text:p>Dayly consumption</text:p>
          </table:table-cell>
          <table:table-cell office:value-type="string" calcext:value-type="string">
            <text:p>Remarks</text:p>
          </table:table-cell>
        </table:table-row>
        <table:table-row table:style-name="ro1" table:visibility="collapse">
          <table:table-cell office:value-type="date" office:date-value="2021-07-23T05:47:00" calcext:value-type="date">
            <text:p>2021-07-23 05:47:00</text:p>
          </table:table-cell>
          <table:table-cell office:value-type="float" office:value="52.02" calcext:value-type="float">
            <text:p>52.02 Gb</text:p>
          </table:table-cell>
          <table:table-cell table:number-columns-repeated="5"/>
        </table:table-row>
        <table:table-row table:style-name="ro1">
          <table:table-cell office:value-type="date" office:date-value="2021-07-28T04:56:00" calcext:value-type="date">
            <text:p>2021-07-28 04:56:00</text:p>
          </table:table-cell>
          <table:table-cell office:value-type="float" office:value="42.05" calcext:value-type="float">
            <text:p>42.05 Gb</text:p>
          </table:table-cell>
          <table:table-cell table:style-name="Default"/>
          <table:table-cell table:formula="of:=[.B2]-[.B3]" office:value-type="float" office:value="9.97000000000001" calcext:value-type="float">
            <text:p>9.97 Gb</text:p>
          </table:table-cell>
          <table:table-cell table:formula="of:=[.A3]-[.A2]" office:value-type="float" office:value="4.96458333333333" calcext:value-type="float">
            <text:p>4.96 days</text:p>
          </table:table-cell>
          <table:table-cell table:formula="of:=[.D3]/[.E3]" office:value-type="float" office:value="2.00822492656316" calcext:value-type="float">
            <text:p>2.01 Gb</text:p>
          </table:table-cell>
          <table:table-cell/>
        </table:table-row>
        <table:table-row table:style-name="ro1">
          <table:table-cell office:value-type="date" office:date-value="2021-07-29T05:18:00" calcext:value-type="date">
            <text:p>2021-07-29 05:18:00</text:p>
          </table:table-cell>
          <table:table-cell office:value-type="float" office:value="40.53" calcext:value-type="float">
            <text:p>40.53 Gb</text:p>
          </table:table-cell>
          <table:table-cell/>
          <table:table-cell table:formula="of:=[.B3]-[.B4]" office:value-type="float" office:value="1.52" calcext:value-type="float">
            <text:p>1.52 Gb</text:p>
          </table:table-cell>
          <table:table-cell table:formula="of:=[.A4]-[.A3]" office:value-type="float" office:value="1.01527777777778" calcext:value-type="float">
            <text:p>1.02 days</text:p>
          </table:table-cell>
          <table:table-cell table:formula="of:=[.D4]/[.E4]" office:value-type="float" office:value="1.49712722298221" calcext:value-type="float">
            <text:p>1.50 Gb</text:p>
          </table:table-cell>
          <table:table-cell/>
        </table:table-row>
        <table:table-row table:style-name="ro1">
          <table:table-cell office:value-type="date" office:date-value="2021-07-30T09:57:00" calcext:value-type="date">
            <text:p>2021-07-30 09:57:00</text:p>
          </table:table-cell>
          <table:table-cell office:value-type="float" office:value="38.56" calcext:value-type="float">
            <text:p>38.56 Gb</text:p>
          </table:table-cell>
          <table:table-cell/>
          <table:table-cell table:formula="of:=[.B4]-[.B5]" office:value-type="float" office:value="1.97" calcext:value-type="float">
            <text:p>1.97 Gb</text:p>
          </table:table-cell>
          <table:table-cell table:formula="of:=[.A5]-[.A4]" office:value-type="float" office:value="1.19375" calcext:value-type="float">
            <text:p>1.19 days</text:p>
          </table:table-cell>
          <table:table-cell table:formula="of:=[.D5]/[.E5]" office:value-type="float" office:value="1.65026178010471" calcext:value-type="float">
            <text:p>1.65 Gb</text:p>
          </table:table-cell>
          <table:table-cell office:value-type="string" calcext:value-type="string">
            <text:p>Start downloading some cource.</text:p>
          </table:table-cell>
        </table:table-row>
        <table:table-row table:style-name="ro1">
          <table:table-cell office:value-type="date" office:date-value="2021-08-01T11:21:00" calcext:value-type="date">
            <text:p>2021-08-01 11:21:00</text:p>
          </table:table-cell>
          <table:table-cell office:value-type="float" office:value="34.05" calcext:value-type="float">
            <text:p>34.05 Gb</text:p>
          </table:table-cell>
          <table:table-cell/>
          <table:table-cell table:formula="of:=[.B5]-[.B6]" office:value-type="float" office:value="4.51000000000001" calcext:value-type="float">
            <text:p>4.51 Gb</text:p>
          </table:table-cell>
          <table:table-cell table:formula="of:=[.A6]-[.A5]" office:value-type="float" office:value="2.05833333333333" calcext:value-type="float">
            <text:p>2.06 days</text:p>
          </table:table-cell>
          <table:table-cell table:formula="of:=[.D6]/[.E6]" office:value-type="float" office:value="2.19109311740891" calcext:value-type="float">
            <text:p>2.19 Gb</text:p>
          </table:table-cell>
          <table:table-cell/>
        </table:table-row>
        <table:table-row table:style-name="ro1" table:number-rows-repeated="47"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1">
      <number:number number:decimal-places="2" number:min-decimal-places="2" number:min-integer-digits="1" number:grouping="true"/>
      <number:text> Gb</number:text>
    </number:number-style>
    <number:number-style style:name="N112">
      <number:number number:decimal-places="2" number:min-decimal-places="2" number:min-integer-digits="1" number:grouping="true"/>
      <number:text> days</number:text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number-style style:name="N144">
      <number:number number:decimal-places="2" number:min-decimal-places="2" number:min-integer-digits="1" number:grouping="true"/>
      <number:text>Gb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8" style:display-name="ConditionalStyle_18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16" style:display-name="ConditionalStyle_16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15" style:display-name="ConditionalStyle_15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14" style:display-name="ConditionalStyle_14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12" style:display-name="ConditionalStyle_12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9" style:display-name="ConditionalStyle_9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7" style:display-name="ConditionalStyle_7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4" style:display-name="ConditionalStyle_4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ConditionalStyle_5f_3" style:display-name="ConditionalStyle_3" style:family="table-cell" style:parent-style-name="Default">
      <style:text-properties fo:color="#385724" fo:font-style="italic" fo:font-weight="bold" style:font-style-asian="italic" style:font-weight-asian="bold" style:font-style-complex="italic" style:font-weight-complex="bold"/>
    </style:style>
    <style:style style:name="time_20_stamp" style:display-name="time stamp" style:family="table-cell" style:parent-style-name="Default" style:data-style-name="N52">
      <style:table-cell-properties style:diagonal-bl-tr="none" style:diagonal-tl-br="none" style:text-align-source="fix" style:repeat-content="false"/>
      <style:paragraph-properties fo:text-align="center"/>
    </style:style>
    <style:style style:name="traffic" style:family="table-cell" style:parent-style-name="Default" style:data-style-name="N111"/>
    <style:style style:name="period_2c__20_days" style:display-name="period, days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1:21:26.81303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9T06:48:12.059016019</meta:creation-date>
    <meta:generator>LibreOffice/7.0.4.2$Linux_X86_64 LibreOffice_project/00$Build-2</meta:generator>
    <dc:date>2021-08-01T12:26:20.545115747</dc:date>
    <meta:editing-duration>PT1H40M46S</meta:editing-duration>
    <meta:editing-cycles>8</meta:editing-cycles>
    <meta:document-statistic meta:table-count="2" meta:cell-count="6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11">
      <number:number number:decimal-places="2" number:min-decimal-places="2" number:min-integer-digits="1" number:grouping="true"/>
      <number:text> G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legend chart:legend-position="end" svg:x="12.142cm" svg:y="3.464cm" style:legend-expansion="high" chart:style-name="ch2"/>
        <chart:plot-area chart:style-name="ch3" table:cell-range-address="'beeline traffic'.A3:'beeline traffic'.A7 'beeline traffic'.F3:'beeline traffic'.F7" chart:data-source-has-labels="both" svg:x="0.319cm" svg:y="0.18cm" svg:width="11.504cm" svg:height="8.645cm">
          <chart:coordinate-region svg:x="1.775cm" svg:y="0.377cm" svg:width="10.048cm" svg:height="7.805cm"/>
          <chart:axis chart:dimension="x" chart:name="primary-x" chart:style-name="ch4" chartooo:axis-type="auto">
            <chartooo:date-scale/>
            <chart:categories table:cell-range-address="'beeline traffic'.F3:'beeline traffic'.F3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eeline traffic'.F4:'beeline traffic'.F4" chart:label-cell-address="'beeline traffic'.A4:'beeline traffic'.A4" chart:class="chart:bar">
            <chart:data-point/>
          </chart:series>
          <chart:series chart:style-name="ch9" chart:values-cell-range-address="'beeline traffic'.F5:'beeline traffic'.F5" chart:label-cell-address="'beeline traffic'.A5:'beeline traffic'.A5" chart:class="chart:bar">
            <chart:data-point/>
          </chart:series>
          <chart:series chart:style-name="ch10" chart:values-cell-range-address="'beeline traffic'.F6:'beeline traffic'.F6" chart:label-cell-address="'beeline traffic'.A6:'beeline traffic'.A6" chart:class="chart:bar">
            <chart:data-point/>
          </chart:series>
          <chart:series chart:style-name="ch11" chart:values-cell-range-address="'beeline traffic'.F7:'beeline traffic'.F7" chart:label-cell-address="'beeline traffic'.A7:'beeline traffic'.A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2.00822492656316">
                <text:p>2.00822492656316</text:p>
                <draw:g>
                  <svg:desc>'beeline traffic'.F3:'beeline traffic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07-29 05:18:00</text:p>
                <draw:g>
                  <svg:desc>'beeline traffic'.A4:'beeline traffic'.A4</svg:desc>
                </draw:g>
              </table:table-cell>
              <table:table-cell office:value-type="float" office:value="1.49712722298221">
                <text:p>1.49712722298221</text:p>
                <draw:g>
                  <svg:desc>'beeline traffic'.F4:'beeline traffic'.F4</svg:desc>
                </draw:g>
              </table:table-cell>
            </table:table-row>
            <table:table-row>
              <table:table-cell office:value-type="string">
                <text:p>2021-07-30 09:57:00</text:p>
                <draw:g>
                  <svg:desc>'beeline traffic'.A5:'beeline traffic'.A5</svg:desc>
                </draw:g>
              </table:table-cell>
              <table:table-cell office:value-type="float" office:value="1.65026178010471">
                <text:p>1.65026178010471</text:p>
                <draw:g>
                  <svg:desc>'beeline traffic'.F5:'beeline traffic'.F5</svg:desc>
                </draw:g>
              </table:table-cell>
            </table:table-row>
            <table:table-row>
              <table:table-cell office:value-type="string">
                <text:p>2021-08-01 11:21:00</text:p>
                <draw:g>
                  <svg:desc>'beeline traffic'.A6:'beeline traffic'.A6</svg:desc>
                </draw:g>
              </table:table-cell>
              <table:table-cell office:value-type="float" office:value="2.19109311740891">
                <text:p>2.19109311740891</text:p>
                <draw:g>
                  <svg:desc>'beeline traffic'.F6:'beeline traffic'.F6</svg:desc>
                </draw:g>
              </table:table-cell>
            </table:table-row>
            <table:table-row>
              <table:table-cell office:value-type="string">
                <text:p/>
                <draw:g>
                  <svg:desc>'beeline traffic'.A7:'beeline traffic'.A7</svg:desc>
                </draw:g>
              </table:table-cell>
              <table:table-cell office:value-type="float" office:value="NaN">
                <text:p>NaN</text:p>
                <draw:g>
                  <svg:desc>'beeline traffic'.F7:'beeline traffic'.F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